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3.02.27 15:30   |   <text:a xlink:type="simple" xlink:href="http://palinfo.habago.org/Entry?Command=Information_PrintForum&amp;iPage=482#FORUM31813"><text:span text:style-name="T2">#</text:span></text:a></text:p>
      <text:p text:style-name="P2">看一個人的水平和人平<text:span text:style-name="T3">,</text:span>不是看他有沒有前科<text:span text:style-name="T3">,</text:span>不是看履歷學經歷<text:span text:style-name="T3">,</text:span>也不是看他的生平與八字<text:span text:style-name="T3">;</text:span>你只要看他怎麼措詞造句怎麼講話<text:span text:style-name="T3">,</text:span>就能知道這是一個什麼樣的人<text:span text:style-name="T3">. <text:line-break/><text:line-break/></text:span>也許正面的不一定看得出來<text:span text:style-name="T3">,</text:span>但越是負面越容易看得出來<text:span text:style-name="T3">. </text:span>其實一般連看也不用看<text:span text:style-name="T3">,</text:span>用聞的就知道<text:span text:style-name="T3">. </text:span>生命是有氣味<text:span text:style-name="T3">,</text:span>而氣味是藏不住的<text:span text:style-name="T3">.<text:line-break/><text:line-break/></text:span>陳真<text:span text:style-name="T3"><text:line-break/><text:line-break/>===========<text:line-break/></text:span>龍應台大讚李安　真誠台灣之子<text:span text:style-name="T3"><text:line-break/><text:line-break/>2013</text:span>年<text:span text:style-name="T3">02</text:span>月<text:span text:style-name="T3">26</text:span>日<text:span text:style-name="T3">14:46 </text:span>文化部長龍應台到英國考察，她接受英國廣播公司（<text:span text:style-name="T3">BBC</text:span>）節目《影響》（<text:span text:style-name="T3">Impact</text:span>）專訪，大讚李安是真正的台灣之子。<text:span text:style-name="T3"><text:line-break/><text:line-break/></text:span>龍應台說，得知李安得獎消息很驚喜，真是棒極了，她發郵件給李安表示祝賀，賀辭中特別寫了「李安，擁抱你！」<text:span text:style-name="T3"><text:line-break/><text:line-break/></text:span>龍應台認為，李安的藝術成就，源自於他對台灣的淳樸情感、中華傳統文化濡染，尤其他堅持在台灣拍攝，並在電影表達他對台灣泥土的情感，是最真誠的台灣之子。龍應台表示，《少年<text:span text:style-name="T3">PI</text:span>的奇幻漂流》幾乎<text:span text:style-name="T3">9</text:span>成都在台灣拍攝，李安將電影技術移回家鄉，對台灣電影有重大貢獻，台灣更張開雙臂歡迎全球優秀導演到台灣拍片。</text:p>
      <text:p text:style-name="P1"><text:span text:style-name="T1">陳真</text:span><text:s/>  |  2013.02.27 02:15   |   <text:a xlink:type="simple" xlink:href="http://palinfo.habago.org/Entry?Command=Information_PrintForum&amp;iPage=482#FORUM31812"><text:span text:style-name="T2">#</text:span></text:a></text:p>
      <text:p text:style-name="P3"><text:span text:style-name="T3">(</text:span>續<text:span text:style-name="T3">)</text:span>也許人們會說<text:span text:style-name="T3">,</text:span>如果少年<text:span text:style-name="T3">pi</text:span>是一部你所謂的好電影<text:span text:style-name="T3">,</text:span>那麼<text:span text:style-name="T3">,</text:span>台灣社會的沸騰是不是就順理成章了<text:span text:style-name="T3">? </text:span>當然不是<text:span text:style-name="T3">. </text:span>這只會更讓我想吐而已<text:span text:style-name="T3">. </text:span>畢竟藝術或文史哲這類東西是很小眾的<text:span text:style-name="T3">,</text:span>往往只會有一小撮人喜歡<text:span text:style-name="T3">,</text:span>它很難符合大眾口味<text:span text:style-name="T3">. <text:line-break/><text:line-break/></text:span>想想<text:span text:style-name="T3">,</text:span>如果大眾個個對於一竟然等於一感到驚訝莫名<text:span text:style-name="T3">,</text:span>有可能嗎<text:span text:style-name="T3">? </text:span>如果大眾個個看到高達或蘇古諾夫的電影看到感動佩服得想跪下來拜<text:span text:style-name="T3">,</text:span>有可能嗎<text:span text:style-name="T3">? </text:span>如果大眾讀起羅素的數學原理<text:span text:style-name="T3">,</text:span>個個讀到廢寢忘食愛不釋手<text:span text:style-name="T3">,</text:span>有可能嗎<text:span text:style-name="T3">? </text:span>如果大眾拿起維根斯坦宛如天書一般的哲學筆記閱讀<text:span text:style-name="T3">,</text:span>個個讀到連整個人生都完全轉了彎走向自毀<text:span text:style-name="T3">,</text:span>有可能嗎<text:span text:style-name="T3">? </text:span>即便是音樂這樣一種比較有可能打動眾人之心的東西也很難大眾化<text:span text:style-name="T3">,</text:span>莫札特再流行也不可能贏過蔡依林或什麼<text:span text:style-name="T3">she</text:span>我覺得<text:span text:style-name="T3">. <text:line-break/><text:line-break/></text:span>因此<text:span text:style-name="T3">,</text:span>如果有個好東西<text:span text:style-name="T3">,</text:span>不管是人還是物<text:span text:style-name="T3">,</text:span>如果他或它竟然會成為大眾吹捧的全民運動<text:span text:style-name="T3">,</text:span>那我真是會想吐<text:span text:style-name="T3">,</text:span>因為那只是在糟蹋這樣一些人事物<text:span text:style-name="T3">.<text:line-break/><text:line-break/></text:span>如果你到過山林荒野<text:span text:style-name="T3">,</text:span>看到一些美麗的花<text:span text:style-name="T3">,</text:span>想想四周連個人影也沒有<text:span text:style-name="T3">,</text:span>但她卻依然綻放而如此美麗<text:span text:style-name="T3">. </text:span>這時<text:span text:style-name="T3">,</text:span>來了一堆蠢血沸騰的愛國之士圍觀<text:span text:style-name="T3">,</text:span>硬是說這花好美啊<text:span text:style-name="T3">,</text:span>因為她曾經出國比賽得了百花獎<text:span text:style-name="T3">,</text:span>是台灣之光<text:span text:style-name="T3">,</text:span>於是你愛我愛他也愛<text:span text:style-name="T3">,</text:span>人人都說我愛你<text:span text:style-name="T3">,</text:span>個個寫情書訴說不得了的愛意<text:span text:style-name="T3">,</text:span>花啊花妳實在是美得冒泡啊<text:span text:style-name="T3">. <text:line-break/><text:line-break/></text:span>面對這種沸騰場面<text:span text:style-name="T3">,</text:span>你會慶幸這花終於揚眉吐氣獲得世人的肯定呢<text:span text:style-name="T3">? </text:span>還是覺得這場面實在真難看<text:span text:style-name="T3">?<text:line-break/><text:line-break/></text:span>該兀自長在深山裏的<text:span text:style-name="T3">,</text:span>就讓它兀自長在深山裏<text:span text:style-name="T3">,</text:span>讓她的美無須去感動誰而獨自綻放<text:span text:style-name="T3">. </text:span>世人大可把它遺忘或根本不曾記得也沒關係<text:span text:style-name="T3">,</text:span>因為那絲毫無損於其美麗<text:span text:style-name="T3">,</text:span>但也許會有這麼一些人卻始終忘不了她<text:span text:style-name="T3">. </text:span>這些人<text:span text:style-name="T3">,</text:span>才是知音<text:span text:style-name="T3">. </text:span>人數不用多也不可能多<text:span text:style-name="T3">,</text:span>就算一個也沒有其實也很正常<text:span text:style-name="T3">, </text:span>山林裏那麼多美麗的花草<text:span text:style-name="T3">,</text:span>又有幾株曾進入世人的眼簾<text:span text:style-name="T3">?<text:line-break/><text:line-break/></text:span>墨西哥那位蒙面俠<text:span text:style-name="T3"><text:s/>marcos</text:span>說<text:span text:style-name="T3">,</text:span>二十年了<text:span text:style-name="T3">,</text:span>二十年的叢林歲月並不好過<text:span text:style-name="T3">,</text:span>但他對自己所選擇的革命活動並不後悔<text:span text:style-name="T3">,</text:span>除了一件事之外<text:span text:style-name="T3">,</text:span>他說<text:span text:style-name="T3">,</text:span>那就是如果時光可以倒流<text:span text:style-name="T3">,</text:span>那他寧願不曾進入世人的眼裏<text:span text:style-name="T3">.<text:line-break/><text:line-break/></text:span>有位作家講述他所認識的維根斯坦<text:span text:style-name="T3">,</text:span>他說<text:span text:style-name="T3">,</text:span>維根斯坦終其一生都努力在避免公眾化<text:span text:style-name="T3">. </text:span>用我的話簡單說就是避免成為一種流行<text:span text:style-name="T3">. </text:span>王爾德也曾經這麼說<text:span text:style-name="T3">: "</text:span>成為流行是我從未經歷的一種羞辱<text:span text:style-name="T3">." </text:span>但他也許沒想到當他死了之後卻流行得不得了<text:span text:style-name="T3">. <text:line-break/><text:line-break/></text:span>我常想<text:span text:style-name="T3">,</text:span>還好沈從文沒有來得及領取諾貝爾獎<text:span text:style-name="T3">,</text:span>要不然時下的沈從文三個字恐怕會變成一種庸俗的商品<text:span text:style-name="T3">. </text:span>我也常想<text:span text:style-name="T3">,</text:span>媽的還好維根斯坦的哲學對一般人來講宛如天書一般難懂<text:span text:style-name="T3">,</text:span>否則恐怕愛炫裝模作樣充滿虛榮的台灣社會不知道要冒出多少維根斯坦專家了<text:span text:style-name="T3">.<text:line-break/><text:line-break/></text:span>高達初出茅廬<text:span text:style-name="T3">,</text:span>拍了<text:span text:style-name="T3"><text:s/>"</text:span>斷了氣<text:span text:style-name="T3">" </text:span>雖沒出國但仍然一舉得了大獎<text:span text:style-name="T3">(</text:span>因為他是法國人<text:span text:style-name="T3">,</text:span>得的獎是法國坎城影展<text:span text:style-name="T3">),</text:span>高達說<text:span text:style-name="T3">,</text:span>眾人的熱愛害他沮喪了許久而幾乎一整年完全失去創作的熱情<text:span text:style-name="T3">. </text:span>高達說<text:span text:style-name="T3">,</text:span>他感覺自己血液裏有著一種跟所謂正面事物甚至跟自己也合不來的<text:span text:style-name="T3"><text:s/>"</text:span>矛盾精神<text:span text:style-name="T3">",</text:span>似乎就連自己所創造的東西<text:span text:style-name="T3">,</text:span>一旦創造之後就想把它毀壞<text:span text:style-name="T3">. <text:line-break/><text:line-break/></text:span>我頗能體會這樣一種似乎有點心理變態的<text:span text:style-name="T3"><text:s/>"</text:span>矛盾精神<text:span text:style-name="T3">",</text:span>不管是在維根斯坦或齊克果的身上都有著這樣一種精神<text:span text:style-name="T3">. </text:span>用我的話來說就是<text:span text:style-name="T3">self revocation (</text:span>自毀或自暴自棄<text:span text:style-name="T3">),</text:span>他們兩位的哲學幾乎可以用這個<text:span text:style-name="T3"><text:s/>"</text:span>自暴自棄的精神<text:span text:style-name="T3">" </text:span>來概括<text:span text:style-name="T3">. <text:line-break/><text:line-break/></text:span>後來<text:span text:style-name="T3">,</text:span>高達又拍了許多片<text:span text:style-name="T3">,</text:span>一部比一部不賣座<text:span text:style-name="T3">,</text:span>甚至聽說<text:span text:style-name="T3"><text:s/>"</text:span>槍兵<text:span text:style-name="T3">" </text:span>只有十幾個人去看<text:span text:style-name="T3">(</text:span>該不會是這電影的所有工作人員吧<text:span text:style-name="T3">?), </text:span>但高達卻對自己創下最少觀眾的<text:span text:style-name="T3"><text:s/>"</text:span>金氏記錄<text:span text:style-name="T3">" </text:span>很開心<text:span text:style-name="T3">.<text:line-break/><text:line-break/></text:span>兩年前<text:span text:style-name="T3">,</text:span>也就是<text:span text:style-name="T3">2011</text:span>年<text:span text:style-name="T3">, </text:span>從未有電影在美國上映的高達卻獲頒奧斯卡金像獎終身成就獎<text:span text:style-name="T3">,</text:span>高達不但不鳥這個獎<text:span text:style-name="T3">,</text:span>而且對此冷嘲熱諷說<text:span text:style-name="T3">: "</text:span>他們<text:span text:style-name="T3"><text:s/>(</text:span>指奧斯卡評審委員<text:span text:style-name="T3">) </text:span>看得懂我的電影<text:span text:style-name="T3">?" </text:span>還說<text:span text:style-name="T3"><text:s/>"</text:span>是不是要請阿諾史瓦辛格那個混蛋頒獎給我<text:span text:style-name="T3">?" ("</text:span>那個混蛋<text:span text:style-name="T3">" </text:span>四個字我是加上的畫外音<text:span text:style-name="T3">)<text:line-break/><text:line-break/></text:span>在我看來<text:span text:style-name="T3">,</text:span>美麗似乎永遠都是站在群眾的對立面<text:span text:style-name="T3">.</text:span></text:p>
      <text:p text:style-name="P1"><text:span text:style-name="T1">鄭啟承</text:span><text:s/>  |  2013.02.26 20:17   |   <text:a xlink:type="simple" xlink:href="http://palinfo.habago.org/Entry?Command=Information_PrintForum&amp;iPage=482#FORUM31811"><text:span text:style-name="T2">#</text:span></text:a></text:p>
      <text:p text:style-name="P2">這幾年，台灣人像著了魔，一方面向著台灣吐口水大小聲，把一切不幸全歸咎於台灣的環境不良，另一方向卻不斷熱切吹捧擁抱美麗的台灣之母，整天又跪又親，說它孕育了我們崇高善良的台灣人。這兩種極端對立的情緒是有點心理變態的，人們並不曉得自己這樣的愛或恨其實是操弄下的結果，為了合理化這一矛盾，我們進而便毫無困難地迎合套上了背後的一種意識區分，一種叫紅加藍中國毒素，一種叫偉大的綠色台灣本土價值。<text:span text:style-name="T3"><text:line-break/><text:line-break/></text:span>至於流在我們血液裡的，一種屬於動物演化中原始野蠻的痕跡，也就是對鄉土對民族對國家的自動擁護愛戴之心，自然在這過程中成了一種強烈的興奮劑。<text:span text:style-name="T3"><text:line-break/><text:line-break/></text:span>常常看周圍一些人，工作上學途上得了個什麼獎或有了什麼成就，立刻激動莫名、痛哭流涕，定要聲嘶力竭地感謝台灣對他的裁培、對他的孕育、對他的深深影響，幾乎是固定戲碼<text:span text:style-name="T3"><text:s/>(</text:span>不這樣做恐怕會出事<text:span text:style-name="T3">)</text:span>。這樣的戲我看了往往很痛苦，台灣人常嘲笑北韓極權之下人民的種種扭曲作為，事事都要對政府對領導歌功頌德，但台灣現在正如北韓，兩者完全沒有本質上的差別。<text:span text:style-name="T3"><text:line-break/><text:line-break/></text:span>不過我不是要講這個，人們愛怎麼做是人們的事。我想講的是我對什麼獎什麼獎的心中有一種很深的憐憫，得了一個什麼獎往往不是造就了一個人，而是毀了一個人。因為它使一個人心中永遠記住那個獎、那個頭銜，卻深深將自己給遺忘了。<text:span text:style-name="T3"><text:line-break/><text:line-break/></text:span>阿闊的那篇作文「健力士」，不啻是首關於榮譽和勳章的悲歌。<text:span text:style-name="T3"><text:line-break/><text:line-break/></text:span>啟承<text:span text:style-name="T3"><text:line-break/>----------------<text:line-break/></text:span>健力士<text:span text:style-name="T3"><text:s/>(</text:span>作者<text:span text:style-name="T3">: </text:span>謝立文<text:span text:style-name="T3">)<text:line-break/><text:line-break/></text:span>假如我發了達，我會做很多事情。但我首先會做的，假如我發了達，便是買下所有的健力士世界紀錄大全。我連出版健力士世界紀錄大全的公司也都買下，並且立即關門大吉。我會把貨倉裏未出售的健力士世界紀錄大全，連同我買回來的健力士世界紀錄大全整齊的放在一起，一把火，把它們燒光，假如我發了達。<text:span text:style-name="T3"><text:line-break/><text:line-break/></text:span>於是，世界上鼻毛晚長的，世界上張大嘴巴最久的人，用牙籤砌了一堆全世界最大堆牙籤的人，一口氣吞了三百八十九個月餅的人<text:span text:style-name="T3">……</text:span>他們的大名，以及他們偉大的紀錄，都永遠在這世界消失。<text:span text:style-name="T3"><text:line-break/><text:line-break/></text:span>假如我發了達，這是我第一件要做的事。<text:span text:style-name="T3"><text:line-break/><text:line-break/></text:span>我會收到很多信，二百五十六萬七千零三封信，叫我不要這樣。我會回信給他們，並邀請他們到我居住的島上。美麗的黃昏。我在島上一個空曠的平原上，在海濱旁，宴請我的嘉賓吃烤全羊。當然還有音樂！六萬個提琴，九萬個鼓，二百五十六萬七千零三人大合唱。最後，樂師領著大家手拉著手，圍了一個可能是全世界最大的圈（不能確定，因為所有的世界紀錄已消失）。月光初上，我走到圈的中央，手執著火把，把他們給我的二百五十六萬七千零三封信，一把火燒光。<text:span text:style-name="T3"><text:line-break/><text:line-break/></text:span>來賓裡，一位曾經是健力士世界紀錄最長氣，最大聲，最大口的人張盡了嘴巴直望我，卻發不出半點聲音。<text:span text:style-name="T3"><text:line-break/><text:line-break/></text:span>假如我發了達。假如我發了達，我還有很多事情可做，可是我不做。我會咬一口菠蘿油，咬一口菠蘿油，咬一口菠蘿油，直到把它吃完。我會叫伙計結帳，推門走到街上。<text:span text:style-name="T3">35℃</text:span>的九龍！菠蘿油在我體內，即時溶化。我行著行著，遇見一個曾經入選健力士世界紀錄大全的女孩。遇見我，她哭了，飲泣著的哭。我叫她不要這樣，可是她依舊在哭，依舊在哭，似乎要打破甚麼紀錄。我說，不用哭了，再不用哭。最甚麼最甚麼世界上最甚麼甚麼的所有東西，已是一陣，過去的風。我說，你已經是你自己。<text:span text:style-name="T3"><text:line-break/><text:line-break/></text:span>我說，再不用哭。你已經到了。</text:p>
      <text:p text:style-name="P1"><text:span text:style-name="T1">陳真</text:span><text:s/>  |  2013.02.26 16:54   |   <text:a xlink:type="simple" xlink:href="http://palinfo.habago.org/Entry?Command=Information_PrintForum&amp;iPage=482#FORUM31810"><text:span text:style-name="T2">#</text:span></text:a></text:p>
      <text:p text:style-name="P3">奧斯卡外語片獎是有可信度的<text:span text:style-name="T3">,</text:span>但其最佳影片卻總是會頒給一些爛片<text:span text:style-name="T3">,</text:span>甚至爛到不可思議<text:span text:style-name="T3">,</text:span>彷彿這獎是在比爛而不是比好<text:span text:style-name="T3">. </text:span>我以為少年<text:span text:style-name="T3">pi</text:span>夠爛了吧<text:span text:style-name="T3">,</text:span>不得獎豈有天理<text:span text:style-name="T3">,</text:span>沒想到奧斯卡委員會真不簡單<text:span text:style-name="T3">,</text:span>總是能挑出更爛的來<text:span text:style-name="T3">.<text:line-break/><text:line-break/></text:span>一個影展要頒給誰<text:span text:style-name="T3">,</text:span>旁人理應只須關心所頒對象是否足夠優秀<text:span text:style-name="T3">,</text:span>但台灣人好像嚴重缺乏什麼自信似的<text:span text:style-name="T3">,</text:span>似乎只要<text:span text:style-name="T3"><text:s/>"</text:span>出國比賽<text:span text:style-name="T3">" </text:span>獲獎便是台灣之光<text:span text:style-name="T3">,</text:span>而且非常愛國<text:span text:style-name="T3">(</text:span>台灣國<text:span text:style-name="T3">),</text:span>愛到連金馬獎頒給大陸和香港的電影都能因此被綠色政治人物們給扣上不愛台灣的帽子<text:span text:style-name="T3">,</text:span>要求乾脆往後停辦金馬獎<text:span text:style-name="T3">,</text:span>彷彿一個影展只能頒給自己人<text:span text:style-name="T3">,</text:span>否則便是其心可誅<text:span text:style-name="T3">. <text:line-break/><text:line-break/></text:span>在這類人士眼裏<text:span text:style-name="T3">,</text:span>就連藝術這種東西都是要看血統看黨派顏色的<text:span text:style-name="T3">. </text:span>一般人其實也不遑多讓<text:span text:style-name="T3">,</text:span>似乎對自己非常缺乏信心<text:span text:style-name="T3">,</text:span>因此極需要各種獎項來自我肯定<text:span text:style-name="T3">,</text:span>而且最好是<text:span text:style-name="T3"><text:s/>"</text:span>出國比賽<text:span text:style-name="T3">" </text:span>得到的獎會更激勵人心<text:span text:style-name="T3">. </text:span>少年<text:span text:style-name="T3">pi</text:span>以及前陣子那部我不敢指名批評的大爛片便是一例<text:span text:style-name="T3">,</text:span>搞得電影不像電影<text:span text:style-name="T3">,</text:span>彷彿什麼民族主義運動似的<text:span text:style-name="T3">,</text:span>非常莫名其妙<text:span text:style-name="T3">.<text:line-break/><text:line-break/></text:span>一個影展頒獎<text:span text:style-name="T3">,</text:span>旁人理應是關心好片是否得獎<text:span text:style-name="T3">,</text:span>而不是關心<text:span text:style-name="T3"><text:s/>"</text:span>我們自己人的電影<text:span text:style-name="T3">" </text:span>有沒有得獎<text:span text:style-name="T3">;</text:span>藝術跟自己不自己人一點關係都沒有<text:span text:style-name="T3">,</text:span>更不用說搞成一種總是充滿政治正確的一窩蜂運動<text:span text:style-name="T3">. </text:span>俗不可耐<text:span text:style-name="T3">,</text:span>莫此為甚<text:span text:style-name="T3">.<text:line-break/><text:line-break/></text:span>記得大約<text:span text:style-name="T3">2004</text:span>或<text:span text:style-name="T3">2003</text:span>年的聖誕節前夕<text:span text:style-name="T3">,</text:span>因為法國南特影展的關係<text:span text:style-name="T3">,</text:span>繁華熱鬧的某個法國街頭四處懸掛張貼<text:span text:style-name="T3"><text:s/>"</text:span>向杜篤之致敬<text:span text:style-name="T3">" </text:span>的紅布條或海報<text:span text:style-name="T3">,</text:span>有一幅上面寫著<text:span text:style-name="T3">: "</text:span>我們的英雄<text:span text:style-name="T3">--</text:span>杜篤之<text:span text:style-name="T3">." </text:span>這讓我相信<text:span text:style-name="T3">,</text:span>這些法國人的確喜歡電影藝術<text:span text:style-name="T3">,</text:span>而不是出於某種意識形態或黨國旗幟或什麼鄉土之愛去推崇<text:span text:style-name="T3">.<text:line-break/><text:line-break/></text:span>其實<text:span text:style-name="T3">,</text:span>依照<text:span text:style-name="T3"><text:s/>"</text:span>台灣之光<text:span text:style-name="T3">" </text:span>的檢驗理論<text:span text:style-name="T3">,</text:span>杜篤之應該也是台灣之光<text:span text:style-name="T3">,</text:span>而且在無數的國際影人心目中<text:span text:style-name="T3">,</text:span>地位非常高<text:span text:style-name="T3">,</text:span>跟神差不多了<text:span text:style-name="T3">,</text:span>但我敢說<text:span text:style-name="T3">,</text:span>向來吸食台灣低能媒體奶嘴長大的台灣人<text:span text:style-name="T3">,</text:span>大概沒幾個聽過杜篤之<text:span text:style-name="T3">. </text:span>台灣人不是真的熱愛電影或關心電影藝術<text:span text:style-name="T3">,</text:span>他只是依照媒體的指揮起舞<text:span text:style-name="T3">,</text:span>關心媒體所要他關心的某種屬於政治正確的結論<text:span text:style-name="T3">,</text:span>並且痛恨那些與此結論不合的人事物<text:span text:style-name="T3">.<text:line-break/><text:line-break/></text:span>從李遠哲到我根本不想認識卻如雷貫耳的王建民<text:span text:style-name="T3">,</text:span>一直到李安<text:span text:style-name="T3">,</text:span>都是如此<text:span text:style-name="T3">,</text:span>好多出國比賽得獎的台灣之光<text:span text:style-name="T3">,</text:span>個個都是政治正確<text:span text:style-name="T3">,</text:span>都是什麼台灣人的驕傲<text:span text:style-name="T3">.<text:line-break/><text:line-break/></text:span>愛國人士們若真要論愛國<text:span text:style-name="T3">,</text:span>套句愛台灣人士的慣用語<text:span text:style-name="T3">,</text:span>李遠哲得獎時簡直就是台奸<text:span text:style-name="T3">,</text:span>因為他是美國籍<text:span text:style-name="T3">,</text:span>記錄上顯示美國人得獎而不是台灣人得獎<text:span text:style-name="T3">. </text:span>但是<text:span text:style-name="T3">,</text:span>非常缺乏自信的台灣人<text:span text:style-name="T3">,</text:span>不管三七二十五<text:span text:style-name="T3">,</text:span>一概都是台灣之光<text:span text:style-name="T3">. <text:line-break/><text:line-break/></text:span>當時有國外媒體問李遠哲說<text:span text:style-name="T3">,</text:span>台灣人把你當成台灣的榮耀<text:span text:style-name="T3">,</text:span>說你是台灣人<text:span text:style-name="T3">,</text:span>不知你怎麼想<text:span text:style-name="T3">? </text:span>李遠哲說<text:span text:style-name="T3">: </text:span>我能理解他們為什麼說我是台灣人<text:span text:style-name="T3">. </text:span>這話的意思是說自己並不覺得自己是台灣人<text:span text:style-name="T3">,</text:span>但能<text:span text:style-name="T3"><text:s/>"</text:span>理解<text:span text:style-name="T3">" </text:span>別人為什麼說我是<text:span text:style-name="T3">.<text:line-break/><text:line-break/></text:span>我對這樣的回答感覺很<text:span text:style-name="T3">ok,</text:span>但若依照時下的愛台灣標準<text:span text:style-name="T3">,</text:span>這種心態簡直就是台奸<text:span text:style-name="T3">,</text:span>應該滾出神聖的台灣才對<text:span text:style-name="T3">.<text:line-break/><text:line-break/></text:span>幾年前曾寫過一篇文章在蘋果<text:span text:style-name="T3">,</text:span>說我有一年重返英國<text:span text:style-name="T3">,</text:span>在劍橋圖書館找資料<text:span text:style-name="T3">. </text:span>劍橋圖書館的影印室很小一間<text:span text:style-name="T3">,</text:span>三個人就嫌擠<text:span text:style-name="T3">,</text:span>若要影印得排隊<text:span text:style-name="T3">. </text:span>排在我後面的就是舉世聞名<text:span text:style-name="T3">(</text:span>因為連我都聽過<text:span text:style-name="T3">)</text:span>且相當受人尊敬的經濟學家<text:span text:style-name="T3"><text:s/>amartya sen,</text:span>他當時是劍橋三一學院的院長<text:span text:style-name="T3">,</text:span>也得過諾貝爾獎<text:span text:style-name="T3">.<text:line-break/><text:line-break/></text:span>因為我專程一趟路回來劍橋找資料<text:span text:style-name="T3">,</text:span>需要影印的東西很多<text:span text:style-name="T3">,</text:span>所以<text:span text:style-name="T3">,</text:span>排在我後面的那個人只好慢慢等了<text:span text:style-name="T3">. sen</text:span>等得很焦急<text:span text:style-name="T3">,</text:span>三番兩次跑進影印室來探頭<text:span text:style-name="T3">,</text:span>看我印好了沒<text:span text:style-name="T3">;</text:span>當時另一台影印機故障<text:span text:style-name="T3">,</text:span>還有一台也有人用<text:span text:style-name="T3">,</text:span>他除了繼續等<text:span text:style-name="T3">,</text:span>又能如何<text:span text:style-name="T3">? </text:span>我本來想問他要不要去另外一個影印室<text:span text:style-name="T3">,</text:span>後來想想算了<text:span text:style-name="T3">,</text:span>他又不是剛來的新同學<text:span text:style-name="T3">,</text:span>不會不知道哪裡還有可以影印的地方<text:span text:style-name="T3">.<text:line-break/><text:line-break/></text:span>在台灣大概不是這樣<text:span text:style-name="T3">,</text:span>光是在醫院若是院長來了<text:span text:style-name="T3">,</text:span>你若不先讓他印<text:span text:style-name="T3">,</text:span>恐怕馬上會得罪人<text:span text:style-name="T3">. </text:span>再說<text:span text:style-name="T3">,</text:span>台灣人喜歡擺架子<text:span text:style-name="T3">,</text:span>影印這種雜事大概也不會自己跑來圖書館排隊跟大家一起等著印<text:span text:style-name="T3">.<text:line-break/><text:line-break/></text:span>今天要是像<text:span text:style-name="T3">sen</text:span>這樣一種成就的人若在台灣<text:span text:style-name="T3">,</text:span>何止台灣之光<text:span text:style-name="T3">,</text:span>豈不是要成了台灣之王或台灣之神<text:span text:style-name="T3">? </text:span>一舉一動豈不是整天要報導個不停<text:span text:style-name="T3">?!<text:line-break/><text:line-break/></text:span>在我看來<text:span text:style-name="T3">,</text:span>一個社會的文化水平大約從這裏就可以看得出來<text:span text:style-name="T3">. </text:span>一個心靈比較健康的社會不會這麼自卑<text:span text:style-name="T3">(</text:span>人其實也一樣<text:span text:style-name="T3">),</text:span>不會動不動就是一窩蜂<text:span text:style-name="T3">,</text:span>動不動就是什麼之光<text:span text:style-name="T3">,</text:span>好像一直需要別人的肯定才有臉活下去似的<text:span text:style-name="T3">,</text:span>一點雞毛蒜皮大的事也能渲染得好像什麼世界大事<text:span text:style-name="T3">,</text:span>老是說什麼<text:span text:style-name="T3"><text:s/>"</text:span>全世界都在看<text:span text:style-name="T3">",</text:span>其實根本沒有人鳥你<text:span text:style-name="T3">,</text:span>別人又不是阿西<text:span text:style-name="T3">,</text:span>誰會關心你這麼一點小事<text:span text:style-name="T3">? <text:line-break/><text:line-break/></text:span>在西方<text:span text:style-name="T3">,</text:span>就算你得了宇宙無所不能第一名大獎<text:span text:style-name="T3">,</text:span>你的鄰居恐怕也不會因此多看你一眼<text:span text:style-name="T3">,</text:span>因為這畢竟是無關緊要的小事<text:span text:style-name="T3">,</text:span>絲毫不值得眾人矚目<text:span text:style-name="T3">. <text:line-break/><text:line-break/></text:span>你喜歡矚目是你家的事<text:span text:style-name="T3">,</text:span>它不該形成一種全民運動<text:span text:style-name="T3">,</text:span>不該變成一種什麼之光<text:span text:style-name="T3">. </text:span>不管出國比賽得什麼獎<text:span text:style-name="T3">,</text:span>對你是光<text:span text:style-name="T3">,</text:span>對我卻很可能什麼也不是<text:span text:style-name="T3">,</text:span>你的光和我的光理應長得完全不一樣<text:span text:style-name="T3">,</text:span>所以根本就不應該有什麼台灣之光這種怪物<text:span text:style-name="T3">.<text:line-break/><text:line-break/></text:span>在法國<text:span text:style-name="T3">,"</text:span>向杜篤之致敬<text:span text:style-name="T3">" </text:span>的影展活動也只是寫著<text:span text:style-name="T3">: "</text:span>我們的英雄<text:span text:style-name="T3">--</text:span>杜篤之<text:span text:style-name="T3">",</text:span>而不會寫著<text:span text:style-name="T3"><text:s/>"</text:span>法國人的英雄<text:span text:style-name="T3">--</text:span>杜篤之<text:span text:style-name="T3">". </text:span>當然他們更不會說高達或楚浮是法國之光<text:span text:style-name="T3">,</text:span>他們出國比賽就算得了一百個超宇宙影展無所不能第一名大獎<text:span text:style-name="T3">,</text:span>法國社會也不會因此沸騰<text:span text:style-name="T3">. <text:line-break/><text:line-break/></text:span>一個社會如此<text:span text:style-name="T3">,</text:span>一個人也一樣<text:span text:style-name="T3">,</text:span>動不動就一窩蜂<text:span text:style-name="T3">,</text:span>動不動就蠢血沸騰的人<text:span text:style-name="T3">,</text:span>其心靈與大腦水平<text:span text:style-name="T3">,</text:span>恐怕很難令人恭維<text:span text:style-name="T3">. </text:span>這其實倒也無所謂<text:span text:style-name="T3">,</text:span>畢竟這也是他們的自由<text:span text:style-name="T3">,</text:span>重點是<text:span text:style-name="T3">: </text:span>不要強迫別人跟你一樣水平<text:span text:style-name="T3">,</text:span>不要強迫別人也要跟你一樣蠢血沸騰<text:span text:style-name="T3">. </text:span>要沸騰<text:span text:style-name="T3">,</text:span>你自己去沸騰就好了<text:span text:style-name="T3">,</text:span>別壓迫別人的心靈與智商非得跟你一樣不可<text:span text:style-name="T3">.<text:line-break/></text:span></text:p>
      <text:p text:style-name="P1"><text:span text:style-name="T1">陳真</text:span><text:s/>  |  2013.02.25 17:10   |   <text:a xlink:type="simple" xlink:href="http://palinfo.habago.org/Entry?Command=Information_PrintForum&amp;iPage=482#FORUM31809"><text:span text:style-name="T2">#</text:span></text:a></text:p>
      <text:p text:style-name="P2">大陸這些<text:span text:style-name="T3">"</text:span>永遠正確的好漢們<text:span text:style-name="T3">" </text:span>的勢力<text:span text:style-name="T3">,</text:span>如果哪一天也像愛台灣人士那樣擴張到變成一種連當政者也不敢不敬的<text:span text:style-name="T3"><text:s/>"</text:span>全民共識<text:span text:style-name="T3">",</text:span>屆時想要<text:span text:style-name="T3"><text:s/>"</text:span>莫言<text:span text:style-name="T3">" </text:span>恐怕也不得不言<text:span text:style-name="T3">. </text:span>這些通常有點智障的<text:span text:style-name="T3"><text:s/>"</text:span>好漢<text:span text:style-name="T3">" </text:span>們會認為你的不言就是心裏有所不敬<text:span text:style-name="T3">,</text:span>他們專門在檢查人們思想和心靈的正確性<text:span text:style-name="T3">,</text:span>看看有沒有含有什麼中國毒素<text:span text:style-name="T3">. <text:line-break/><text:line-break/></text:span>愛台灣人士不是有個什麼捍衛言論自由的<text:span text:style-name="T3"><text:s/>"</text:span>社運<text:span text:style-name="T3">" </text:span>如火如荼張牙舞爪在進行嗎<text:span text:style-name="T3">? </text:span>這些鳥事我實在一點興趣都沒有<text:span text:style-name="T3">,</text:span>隨便他們要怎麼運動就隨他們去<text:span text:style-name="T3">,</text:span>但竟然連這樣也不行<text:span text:style-name="T3">,</text:span>非得跟他們一起搖旗吶喊才可以<text:span text:style-name="T3">,</text:span>否則就跟你來陰的<text:span text:style-name="T3">,</text:span>百般騷擾<text:span text:style-name="T3">,</text:span>無日無之<text:span text:style-name="T3">,</text:span>相當有恆心<text:span text:style-name="T3">. <text:line-break/><text:line-break/></text:span>跟這類人士同住一個島上<text:span text:style-name="T3">,</text:span>實在很痛苦<text:span text:style-name="T3">. </text:span>不過這當然也得怪我自己<text:span text:style-name="T3">,</text:span>因為這樣一種勢力<text:span text:style-name="T3">,</text:span>這樣一個黨<text:span text:style-name="T3">,</text:span>這樣一些所謂社運<text:span text:style-name="T3">,</text:span>我曾經參與它們的締造與誕生<text:span text:style-name="T3">. </text:span>可惜人生與青春無法重來了<text:span text:style-name="T3">,</text:span>這麼多年的血淚代價竟然製造出這樣一種比過去黨國機器危害性更大的怪物來<text:span text:style-name="T3">,</text:span>有時想想<text:span text:style-name="T3">,</text:span>現實似乎比小說還更戲劇化<text:span text:style-name="T3">. <text:line-break/><text:line-break/></text:span>小時候看<text:span text:style-name="T3">"</text:span>動物農莊<text:span text:style-name="T3">",</text:span>看那些享受革命成果宣稱有些動物比其它動物<text:span text:style-name="T3"><text:s/>"</text:span>更<text:span text:style-name="T3">" </text:span>平等的豬覺得很有趣<text:span text:style-name="T3">,</text:span>但總以為那只是一種寓言<text:span text:style-name="T3">,</text:span>不會在現實中複製<text:span text:style-name="T3">,</text:span>沒想到現實還更精采呢<text:span text:style-name="T3">.</text:span></text:p>
      <text:p text:style-name="P1"><text:span text:style-name="T1">鄭啟承</text:span><text:s/>  |  2013.02.24 20:50   |   <text:a xlink:type="simple" xlink:href="http://palinfo.habago.org/Entry?Command=Information_PrintForum&amp;iPage=482#FORUM31808"><text:span text:style-name="T2">#</text:span></text:a></text:p>
      <text:p text:style-name="P3">以下是今天有人又一次聲淚俱下的朗讀內容，是莫言「蛙」的序言內容。<text:span text:style-name="T3"><text:line-break/><text:line-break/></text:span>啟承<text:span text:style-name="T3"><text:line-break/>-----------------------<text:line-break/></text:span>在當今的中國文學界，你如果不觸及社會敏感問題，會有人罵你「附炎趨勢」、「被官方包養」，如果寫了敏感問題，又會被這些人罵為「向西方獻媚」。有段時間，我確曾小心翼翼，生怕招來這些永遠正確的好漢們的鞭撻，但近來漸漸明白，我即便一個字不寫，他們也不會放過我，因為我的文學觸到了他們的痛處，因此我也就成了他們的敵人。<text:span text:style-name="T3"><text:line-break/><text:line-break/></text:span>把那些視我為敵的人甩到身後，快步前進，走自己的路。在良心的指引下，選擇能激發我創作靈感的素材；在我的小說美學的指導下，決定我小說的形式；在一種強烈的自我剖析的意識引導下，在揭示人物內心的同時也將自己的內心袒露給讀者。</text:p>
      <text:p text:style-name="P1"><text:span text:style-name="T1">陳真</text:span><text:s/>  |  2013.02.22 19:18   |   <text:a xlink:type="simple" xlink:href="http://palinfo.habago.org/Entry?Command=Information_PrintForum&amp;iPage=482#FORUM31807"><text:span text:style-name="T2">#</text:span></text:a></text:p>
      <text:p text:style-name="P2">眾所期待睽違已久展現麥院長高超醫術的麥擱來診所日誌又來了<text:span text:style-name="T3">:<text:line-break/><text:line-break/></text:span>甲<text:span text:style-name="T3">:%*#(Q^*...(</text:span>難以轉述的一段病情敘述<text:span text:style-name="T3">,</text:span>約十分鐘<text:span text:style-name="T3">,</text:span>主要是描述其女兒的乖巧聰明智慧大方善良機警與博愛<text:span text:style-name="T3">,</text:span>配合各種有聽但沒有懂的實例闡述<text:span text:style-name="T3">,</text:span>結論似乎要告訴麥院長<text:span text:style-name="T3">,</text:span>甲做為媽媽的優良血統與高貴教養<text:span text:style-name="T3">,</text:span>故能教養出如此出類拔萃的小孩<text:span text:style-name="T3">).<text:line-break/><text:line-break/></text:span>麥院長<text:span text:style-name="T3">: </text:span>對不起<text:span text:style-name="T3">,</text:span>我不知道妳的問題是<text:span text:style-name="T3">....?<text:line-break/><text:line-break/></text:span>甲<text:span text:style-name="T3">: </text:span>我沒有問題<text:span text:style-name="T3">,</text:span>我怎麼會有問題<text:span text:style-name="T3">?<text:line-break/><text:line-break/></text:span>麥<text:span text:style-name="T3">: </text:span>我是說妳身體上有什麼不舒服或症狀<text:span text:style-name="T3">?<text:line-break/><text:line-break/></text:span>甲<text:span text:style-name="T3">: </text:span>過年期間你別亂說喔<text:span text:style-name="T3">,</text:span>我身體很好<text:span text:style-name="T3">,</text:span>沒有病<text:span text:style-name="T3">. </text:span>我只是有時頭痛頭暈想吐胸悶手抖心悸冒冷汗有時拉肚子有時便祕<text:span text:style-name="T3">.<text:line-break/><text:line-break/></text:span>麥<text:span text:style-name="T3">: </text:span>那妳有做什麼檢查嗎<text:span text:style-name="T3">?<text:line-break/><text:line-break/></text:span>甲<text:span text:style-name="T3">: </text:span>所有能做的檢查都做了<text:span text:style-name="T3">,</text:span>不過我不是要來看這個<text:span text:style-name="T3">. </text:span>我是要問妳<text:span text:style-name="T3">,X</text:span>美醫院叫我去做心理演劇<text:span text:style-name="T3">,</text:span>說她們要扮我女兒要跟我互動表演<text:span text:style-name="T3">. </text:span>我好想去好想去<text:span text:style-name="T3">,</text:span>我要找出癥結<text:span text:style-name="T3">,</text:span>為什麼像我們這麼優秀的家庭血統<text:span text:style-name="T3">,</text:span>那麼傑出的小孩<text:span text:style-name="T3">,</text:span>卻會跟我頂嘴<text:span text:style-name="T3">?<text:line-break/><text:line-break/></text:span>麥<text:span text:style-name="T3">: </text:span>那妳就去接受他們的治療啊<text:span text:style-name="T3">.<text:line-break/><text:line-break/></text:span>甲<text:span text:style-name="T3">: </text:span>但是我現在又不想去了<text:span text:style-name="T3">. </text:span>怎麼會這樣<text:span text:style-name="T3">?<text:line-break/><text:line-break/></text:span>麥<text:span text:style-name="T3">: </text:span>對啊<text:span text:style-name="T3">,</text:span>怎麼會不想去了<text:span text:style-name="T3">?<text:line-break/><text:line-break/></text:span>甲<text:span text:style-name="T3">: </text:span>我就是要來問你這個<text:span text:style-name="T3">. </text:span>為什麼我本來很想去很想去<text:span text:style-name="T3">,</text:span>現在卻又不想去了<text:span text:style-name="T3">?<text:line-break/><text:line-break/></text:span>麥<text:span text:style-name="T3">: </text:span>這要問妳啊<text:span text:style-name="T3">.<text:line-break/><text:line-break/></text:span>甲<text:span text:style-name="T3">: </text:span>你不是心理醫生嗎<text:span text:style-name="T3">? </text:span>你們不是這樣聽一聽就能找到心理的癥結<text:span text:style-name="T3">.<text:line-break/><text:line-break/></text:span>麥<text:span text:style-name="T3">: </text:span>我是精神科醫生不是心理醫生<text:span text:style-name="T3">,</text:span>心理沒有醫生<text:span text:style-name="T3">. </text:span>不管是誰<text:span text:style-name="T3">,</text:span>都沒辦法知道你為什麼本來想去現在卻不想去了<text:span text:style-name="T3">.<text:line-break/><text:line-break/></text:span>甲<text:span text:style-name="T3">: </text:span>那你是什麼<text:span text:style-name="T3">? </text:span>你不是<text:span text:style-name="T3">...</text:span>我有去研究過一些醫學資料<text:span text:style-name="T3">,</text:span>你們是<text:span text:style-name="T3"><text:s/>therapy</text:span>不是嗎<text:span text:style-name="T3">? do you know...? </text:span>不是<text:span text:style-name="T3"><text:s/>therapy</text:span>嗎<text:span text:style-name="T3">?<text:line-break/><text:line-break/></text:span>麥<text:span text:style-name="T3">: </text:span>我就是<text:span text:style-name="T3"><text:s/>medical doctor. therapy</text:span>是治療的意思<text:span text:style-name="T3">,</text:span>不是任何職業名稱<text:span text:style-name="T3">. <text:line-break/><text:line-break/></text:span>甲<text:span text:style-name="T3">: </text:span>那我看資料上寫說我應該找<text:span text:style-name="T3">therapy. </text:span>我都是看英文資料<text:span text:style-name="T3">.<text:line-break/><text:line-break/></text:span>麥<text:span text:style-name="T3">: </text:span>妳是不是回去大醫院找心理師或諮商師去會談比較好<text:span text:style-name="T3">.<text:line-break/><text:line-break/></text:span>甲<text:span text:style-name="T3">: </text:span>對了<text:span text:style-name="T3">,</text:span>就是諮商師<text:span text:style-name="T3">,</text:span>諮商師就是<text:span text:style-name="T3">therapy.<text:line-break/><text:line-break/></text:span>麥<text:span text:style-name="T3">: </text:span>反正妳就是回去大醫院做妳所謂的<text:span text:style-name="T3">therapy.<text:line-break/><text:line-break/></text:span>甲<text:span text:style-name="T3">: therapy</text:span>之外有沒有比較專業的說法<text:span text:style-name="T3">? </text:span>這樣我回去找他們時比較好跟他們對話<text:span text:style-name="T3">.<text:line-break/><text:line-break/></text:span>麥<text:span text:style-name="T3">: </text:span>妳不用管英文怎麼講吧<text:span text:style-name="T3">.<text:line-break/><text:line-break/></text:span>甲<text:span text:style-name="T3">: </text:span>ㄟ<text:span text:style-name="T3">? </text:span>醫生<text:span text:style-name="T3">,</text:span>難道你們以前在學校都不用看原文書嗎<text:span text:style-name="T3">?<text:line-break/><text:line-break/></text:span>麥<text:span text:style-name="T3">: </text:span>我還是建議妳回去大醫院找心理師或諮商師會談<text:span text:style-name="T3">. </text:span>我只是個醫生<text:span text:style-name="T3">,</text:span>只會開藥<text:span text:style-name="T3">.<text:line-break/><text:line-break/></text:span>甲<text:span text:style-name="T3">: </text:span>如果你不懂<text:span text:style-name="T3">therapy</text:span>那怎麼開藥<text:span text:style-name="T3">?<text:line-break/><text:line-break/></text:span>麥<text:span text:style-name="T3">: </text:span>我不需要會烹調也一樣可以治療食物中毒<text:span text:style-name="T3">.<text:line-break/><text:line-break/></text:span>甲<text:span text:style-name="T3">: </text:span>ㄟ<text:span text:style-name="T3">,</text:span>醫生<text:span text:style-name="T3">,</text:span>你講這樣我就懂了<text:span text:style-name="T3">,</text:span>那你的意思是說我需要的是<text:span text:style-name="T3"><text:s/>therapy</text:span>不是看醫生<text:span text:style-name="T3">.<text:line-break/><text:line-break/></text:span>麥<text:span text:style-name="T3">: </text:span>妳不用管英文<text:span text:style-name="T3">. </text:span>我的意思是說如果妳要談妳和妳女兒的互動<text:span text:style-name="T3">,</text:span>那妳得去找相關的專業人員比方說社工師或心理師或諮商師<text:span text:style-name="T3">,</text:span>他們的專業比較有可能給妳比較好的協助<text:span text:style-name="T3">. </text:span>醫生沒辦法幫妳處理親子關係<text:span text:style-name="T3">.<text:line-break/><text:line-break/></text:span>甲<text:span text:style-name="T3">: </text:span>我們的關係好得很<text:span text:style-name="T3">. </text:span>人家都說我們是模範家庭<text:span text:style-name="T3">,</text:span>大家看到都很羨慕<text:span text:style-name="T3">,</text:span>我老公又高又帥<text:span text:style-name="T3">. </text:span>至少一定比你高<text:span text:style-name="T3">.<text:line-break/><text:line-break/></text:span>麥<text:span text:style-name="T3">: </text:span>嗯<text:span text:style-name="T3">,</text:span>這個我沒意見<text:span text:style-name="T3">. </text:span>那我就不開藥給妳了<text:span text:style-name="T3">,</text:span>但我認為妳其實有一些精神科的身心症問題<text:span text:style-name="T3">.<text:line-break/><text:line-break/></text:span>甲<text:span text:style-name="T3">: </text:span>你剛剛不是說你不是<text:span text:style-name="T3">therapy,</text:span>現在又說你是<text:span text:style-name="T3">.<text:line-break/><text:line-break/></text:span>麥<text:span text:style-name="T3">:</text:span>好吧<text:span text:style-name="T3">,</text:span>那就這樣了<text:span text:style-name="T3">.<text:line-break/><text:line-break/></text:span>甲<text:span text:style-name="T3">: </text:span>那你想我為什麼本來想去看<text:span text:style-name="T3">therapy</text:span>現在又不想去<text:span text:style-name="T3">?<text:line-break/><text:line-break/></text:span>麥<text:span text:style-name="T3">:....(</text:span>很無言<text:span text:style-name="T3">,</text:span>底下還有對話<text:span text:style-name="T3">,</text:span>不過就先寫到此<text:span text:style-name="T3">).<text:line-break/><text:line-break/><text:line-break/></text:span>以上純屬虛構<text:span text:style-name="T3">,</text:span>如有雷同<text:span text:style-name="T3">,</text:span>那是因為這種<text:span text:style-name="T3"><text:s/>"</text:span>病人<text:span text:style-name="T3">" </text:span>很多<text:span text:style-name="T3">. </text:span>我常納悶<text:span text:style-name="T3">,</text:span>難道人格特質或價值觀也能算是一種病<text:span text:style-name="T3">?</text:span></text:p>
      <text:p text:style-name="P1"><text:span text:style-name="T1">陳真</text:span><text:s/>  |  2013.02.22 16:45   |   <text:a xlink:type="simple" xlink:href="http://palinfo.habago.org/Entry?Command=Information_PrintForum&amp;iPage=482#FORUM31806"><text:span text:style-name="T2">#</text:span></text:a></text:p>
      <text:p text:style-name="P3">想到這個翻雲覆雨無恥下流到爆的<text:span text:style-name="T3"><text:s/>x </text:span>渣黨<text:span text:style-name="T3">,</text:span>真是讓人很厭惡<text:span text:style-name="T3">.<text:line-break/><text:line-break/></text:span>陳真<text:span text:style-name="T3"><text:line-break/>==================<text:line-break/></text:span>核四爭議<text:span text:style-name="T3"><text:s/></text:span>尹啟銘開砲：蘇貞昌應賠<text:span text:style-name="T3">448</text:span>億<text:span text:style-name="T3"><text:line-break/><text:line-break/></text:span>作者：<text:span text:style-name="T3"><text:s/></text:span>記者姜兆宇╱台北報導<text:span text:style-name="T3"><text:s/>| </text:span>聯合新聞網<text:span text:style-name="T3"><text:s/>– 2013</text:span>年<text:span text:style-name="T3">2</text:span>月<text:span text:style-name="T3">22</text:span>日<text:span text:style-name="T3"><text:line-break/><text:line-break/></text:span>經建會前主委尹啟銘昨天在個人部落格上開砲，民進黨主席蘇貞昌擔任行政院長時，通過追加四百四十八億元核四預算；如今蘇貞昌要求「停建核四」前，應該把這筆錢賠出來。<text:span text:style-name="T3"><text:line-break/><text:line-break/></text:span>尹啟銘昨天受訪時表示，二○○六年民進黨執政時，蘇貞昌擔任行政院長，既延長核四工期，又修正投資預算，追加近四百四十八億元，「蘇主席現在有何立場，要求停建核四、核四追加預算案不應該通過？」<text:span text:style-name="T3"><text:line-break/><text:line-break/></text:span>尹啟銘還說，民進黨前主席蔡英文擔任行政院副院長任內，也曾赴台電要求核四「如質（品質）、如期」完成；現在換了位子，就換想法。<text:span text:style-name="T3"><text:line-break/><text:line-break/></text:span>他說，民進黨執政時，於民國九十一年將「非核家園」的目標列入環境基本法第廿三條：「政府應訂定計畫，逐步達成非核家園目標」；但直到九十七年民進黨政府下台，超過五年的時間，都沒有提出減核計畫。<text:span text:style-name="T3"><text:line-break/><text:line-break/></text:span>他指出，民進黨要求停建核四前，應該拿出可行的替代計畫，分析未來停建後用電的供給與需求、電價、二氧化碳減量；但民進黨只有「非核家園」的模糊概念，根本沒有具體論述，豈不是「讓老百姓矇著眼睛走到懸崖？」</text:p>
      <text:p text:style-name="P1"><text:span text:style-name="T1">陳真</text:span><text:s/>  |  2013.02.22 07:10   |   <text:a xlink:type="simple" xlink:href="http://palinfo.habago.org/Entry?Command=Information_PrintForum&amp;iPage=482#FORUM31805"><text:span text:style-name="T2">#</text:span></text:a></text:p>
      <text:p text:style-name="P2"><text:span text:style-name="T3">(</text:span>續<text:span text:style-name="T3">)<text:line-break/><text:line-break/></text:span>那一天清晨五點鐘，天未亮，非常冷，冷到連我這種不怕冷的人都覺得快不行，江面凍到結成冰。我憑直覺往前走，摸黑走上沱江一座僅容一人前進的獨木橋，往墓地方向前進。途中，當黑暗稍稍出現一點曙光時，我在沱江上看到一個非常美麗的景像，江面升起一團團霧氣。可惜沒機會拍下來。<text:span text:style-name="T3"><text:line-break/><text:line-break/></text:span>昨天就來過一趟，今天再度獨自前來只是為了把昨天跟一個小女孩買的一隻用野草織成的蚱蜢送來墓地上。<text:span text:style-name="T3"><text:line-break/><text:line-break/></text:span>就像電影<text:span text:style-name="T3"><text:s/>"</text:span>人在冏途<text:span text:style-name="T3">" </text:span>演的，一路轉搭各種車輛，面對種種不可預測不可思議的困難，終於在天寒地凍淒風苦雨中克服無數簡直是不可能的任務來到鳳凰。我若不把握機會再來墳上一趟，此生怕再也沒有機會。</text:p>
      <text:p text:style-name="P1"><text:span text:style-name="T1">陳真</text:span><text:s/>  |  2013.02.22 06:35   |   <text:a xlink:type="simple" xlink:href="http://palinfo.habago.org/Entry?Command=Information_PrintForum&amp;iPage=482#FORUM31804"><text:span text:style-name="T2">#</text:span></text:a></text:p>
      <text:p text:style-name="P3">説到沈從文，我兩個月前在他鳳凰老家跟他同一條街上的鄰居攀談，我問他從小就知道街坊鄰居就住著這麼一個人嗎？那人說不知道，直到這幾年才聽說。他還說，連外交部也不知道；於是跟我說了一個他聽來的故事，說到當年<text:span text:style-name="T3">1988</text:span>年，諾貝爾獎委員會準備把獎頒給沈從文，但不確定沈從文是否還活著，因為依規定只能頒給活人。於是打電話去中國外交部打聽。外交部回應說，<text:span text:style-name="T3">"</text:span>誰是沈從文？我們沒聽說過。<text:span text:style-name="T3">"<text:line-break/><text:line-break/></text:span>回到台灣後，我在維基百科上查到這段典故。一些資料還說，後來諾貝爾獎委員馬悅然在委員會裏力爭，要求為沈從文破個例，因為沈才剛過世幾個月。但委員會堅持維繫不頒給死人的傳統，馬悅然淚灑會場，拂袖而去。<text:span text:style-name="T3"><text:line-break/><text:line-break/></text:span>按理說，諾貝爾獎準備頒給誰等等這些內部狀況是不能對外透露的，但很多年之後，消息還是透露了。馬悅然說，為了表示對沈從文的尊敬，他要把這些內幕說出來。後來有其他委員也間接證實了這個傳聞：沈從文若再多活個幾個月，那一年的諾貝爾文學獎就是他。<text:span text:style-name="T3"><text:line-break/><text:line-break/></text:span>許多人感到可惜，但我倒寧願他沒有得獎。事實上，沈從文還活著時也曾知道自己是得獎的熱門候選人，但他並無欣喜，反倒說槍打出頭鳥，說要夾著尾巴做人。至於說到自己封筆幾十年的那些文章，更是自貶。<text:span text:style-name="T3"><text:line-break/><text:line-break/></text:span>沈從文<text:span text:style-name="T3">1988</text:span>過世後，張兆和活到了<text:span text:style-name="T3">2003</text:span>年，死後骨灰就跟沈一起合葬在那塊大石頭底下。石頭正方寫著沈的一段話：<text:span text:style-name="T3">"</text:span>照我思索，能理解我，照我思索，可理解人<text:span text:style-name="T3">"</text:span>；石頭背後題著張兆和姐姐張充和的字：<text:span text:style-name="T3">"</text:span>不折不從，星斗其文；亦慈亦讓，赤子其人。<text:span text:style-name="T3">" </text:span>後面四個字連起來就是<text:span text:style-name="T3"><text:s/>"</text:span>從文讓人<text:span text:style-name="T3">"</text:span>。若硬要解詩，把這四個字做通俗解，約略就是：順從美，在生命前退讓。<text:span text:style-name="T3"> <text:line-break/><text:line-break/></text:span>這兩件事在我看來很重要。很多人是不管美醜的，只順著顏色或利害；旗子對了，便是自己人，否則就是敵，殺敵全然不擇手段。至於讓人就更罕見了，姦人侵人倒是很平常；張牙舞爪，指指點點，對<text:span text:style-name="T3"><text:s/>"</text:span>人<text:span text:style-name="T3">" </text:span>毫無尊重。</text:p>
      <text:p text:style-name="P4"/>
      <text:p text:style-name="P1"><text:span text:style-name="T1">葉小慧</text:span><text:s/>  |  2013.02.21 19:24   |   <text:a xlink:type="simple" xlink:href="http://palinfo.habago.org/Entry?Command=Information_PrintForum&amp;iPage=483#FORUM31803"><text:span text:style-name="T2">#</text:span></text:a></text:p>
      <text:p text:style-name="P3">因為讀書會的關係，去年底看了莫言的「生死疲勞」。一看不得了，要不是有工作在身，作息不能亂了，真會一路不眠不休的要把那幾十萬字看完。值得一看。</text:p>
      <text:p text:style-name="P1"><text:span text:style-name="T1">鄭啟承</text:span><text:s/>  |  2013.02.21 17:09   |   <text:a xlink:type="simple" xlink:href="http://palinfo.habago.org/Entry?Command=Information_PrintForum&amp;iPage=483#FORUM31802"><text:span text:style-name="T2">#</text:span></text:a></text:p>
      <text:p text:style-name="P2">家人買了一些莫言的書，我本來很有興致，但經隨手翻閱或是家人轉述或讀後感想，忽然就怕起來了，於是決定延後上映，先看一些卡通片，以後再來看藝術片。一般是沈從文的書才會讓我害怕，有些東西就像藥物或毒品一樣，起的是化學專一性反應，你一旦吃了，它馬上就會發揮它該有的作用，你無從選擇是要治頭還是治腳。<text:span text:style-name="T3"><text:line-break/><text:line-break/></text:span>莫言當然是沒有沈從文的殺傷力來得大，但由許多他的訪談內容或他對事物的看法或其作品所遭受的對待，就可以知道他無疑是個真正聰明而誠實善良的人，無怪乎他要叫莫言，我看他最好不要講太多話，講真話總要惹麻煩的。<text:span text:style-name="T3"><text:line-break/><text:line-break/></text:span>比如豐乳肥臀，這書據有人看完一把鼻涕一把眼淚地轉述內容，並聲淚俱下地描述莫言因此書所受的遭遇，讓我也不禁莫言，我是說讓我聽了半晌說不出話來。這書讓偉大的暴民們指為淫穢之作，並多次讓莫言和其出版社遭受打壓，甚至逼迫其寫悔過書、批鬥自己的作品。而我相信就是因為莫言指出了人性，特別是男性的一種劣根性才遭到如此對待，因為喊打喊殺的正義之士都以男性居多。</text:p>
      <text:p text:style-name="P1"><text:span text:style-name="T1">陳真</text:span><text:s/>  |  2013.02.21 16:58   |   <text:a xlink:type="simple" xlink:href="http://palinfo.habago.org/Entry?Command=Information_PrintForum&amp;iPage=483#FORUM31801"><text:span text:style-name="T2">#</text:span></text:a></text:p>
      <text:p text:style-name="P3"><text:span text:style-name="T3">(</text:span>再續<text:span text:style-name="T3">)<text:line-break/><text:line-break/></text:span>對於我深邃的思想以及高風亮節的品格<text:span text:style-name="T3">,</text:span>阿憨一無所知<text:span text:style-name="T3">,</text:span>對於我可歌可泣數都數不清罄竹難書的豐功偉業<text:span text:style-name="T3">,</text:span>阿憨更是完全不知道<text:span text:style-name="T3">,</text:span>就算知道<text:span text:style-name="T3">,</text:span>以我對牠的理解<text:span text:style-name="T3">,</text:span>我相信牠也不會在乎<text:span text:style-name="T3">. <text:line-break/><text:line-break/></text:span>能夠擁有這樣一種友情<text:span text:style-name="T3">,</text:span>我真是感到很欣慰<text:span text:style-name="T3">. </text:span>至少在牠面前<text:span text:style-name="T3">,</text:span>我是頂天立地的一個<text:span text:style-name="T3"><text:s/>"</text:span>人<text:span text:style-name="T3">",</text:span>一種生物<text:span text:style-name="T3">,</text:span>而不是一種社會角色<text:span text:style-name="T3">.</text:span></text:p>
      <text:p text:style-name="P1"><text:span text:style-name="T1">陳真</text:span><text:s/>  |  2013.02.21 16:43   |   <text:a xlink:type="simple" xlink:href="http://palinfo.habago.org/Entry?Command=Information_PrintForum&amp;iPage=483#FORUM31800"><text:span text:style-name="T2">#</text:span></text:a></text:p>
      <text:p text:style-name="P2"><text:span text:style-name="T3">(</text:span>又續<text:span text:style-name="T3">)<text:line-break/><text:line-break/></text:span>雷震是胡適好友<text:span text:style-name="T3">,</text:span>但雷震站在反對一方<text:span text:style-name="T3">,</text:span>胡適卻為蔣介石所重用<text:span text:style-name="T3">. </text:span>雷震企圖組黨<text:span text:style-name="T3">,</text:span>並因<text:span text:style-name="T3"><text:s/>"</text:span>自由中國<text:span text:style-name="T3">" </text:span>雜誌言論得罪當道<text:span text:style-name="T3">,</text:span>這兩件事胡適都曾參與<text:span text:style-name="T3">,</text:span>但雷震被蔣介石逮捕判以十年重刑<text:span text:style-name="T3">,</text:span>當時位高權重的胡適卻連去牢裏看他也不曾看過一回<text:span text:style-name="T3">,</text:span>更不用說聲援<text:span text:style-name="T3">.<text:line-break/><text:line-break/></text:span>很多人罵胡適<text:span text:style-name="T3">,</text:span>說他這樣那樣<text:span text:style-name="T3">,</text:span>但李敖卻推崇胡適的不探監不聲援<text:span text:style-name="T3">. </text:span>我若是雷震<text:span text:style-name="T3">,</text:span>我會感念能有知己如胡適者<text:span text:style-name="T3">;</text:span>相反地<text:span text:style-name="T3">,</text:span>要是有人打算把我塑造成什麼似的來聲援<text:span text:style-name="T3">,</text:span>這種難以相知的朋友還是離我遠一點比較好<text:span text:style-name="T3">.<text:line-break/><text:line-break/></text:span>認識的人多到數不清<text:span text:style-name="T3">,</text:span>數以千計萬計<text:span text:style-name="T3">,</text:span>但把我當<text:span text:style-name="T3"><text:s/>"</text:span>人<text:span text:style-name="T3">" </text:span>看的朋友還真少<text:span text:style-name="T3">. </text:span>相較之下<text:span text:style-name="T3">,</text:span>純粹把我當人看的吾家小犬阿憨<text:span text:style-name="T3">,</text:span>我跟牠的友情之深刻相知<text:span text:style-name="T3">,</text:span>恐怕要遠勝一般所謂朋友的認識與理解<text:span text:style-name="T3">.<text:line-break/><text:line-break/></text:span>德希達曾感嘆<text:span text:style-name="T3">,</text:span>那些熟讀其著作的人對他的理解<text:span text:style-name="T3">,</text:span>很可能完全比不上一個僅僅聽過他片語隻字的陌生人<text:span text:style-name="T3">.</text:span></text:p>
      <text:p text:style-name="P1"><text:span text:style-name="T1">陳真</text:span><text:s/>  |  2013.02.21 16:19   |   <text:a xlink:type="simple" xlink:href="http://palinfo.habago.org/Entry?Command=Information_PrintForum&amp;iPage=483#FORUM31799"><text:span text:style-name="T2">#</text:span></text:a></text:p>
      <text:p text:style-name="P3"><text:span text:style-name="T3">(</text:span>續<text:span text:style-name="T3">)</text:span>莫言領諾貝爾獎<text:span text:style-name="T3">,</text:span>不是一堆自以為是的混蛋一直唾罵他怎麼不表態呼籲中國政府釋放一位飽受西方政治惡勢力瞎捧的大陸異議人士叫劉曉波的嗎<text:span text:style-name="T3">? </text:span>莫言若要做此一政治正確的表態有何難<text:span text:style-name="T3">? </text:span>事實上他也曾對記者表示此人應釋放<text:span text:style-name="T3">,</text:span>但他不願公開做這樣一件在我看來並不怎麼光采的政治呼籲<text:span text:style-name="T3">,</text:span>卻更令人至少令我尊敬<text:span text:style-name="T3">,</text:span>因為比較像個<text:span text:style-name="T3"><text:s/>"</text:span>人<text:span text:style-name="T3">".<text:line-break/><text:line-break/></text:span>二十幾年前我被以叛亂罪移送法辦<text:span text:style-name="T3">,</text:span>民進黨一些人及社運界和文化界醫界等等一些人<text:span text:style-name="T3">,</text:span>準備如他們所擅長的慣有作法要對我發起什麼聲援<text:span text:style-name="T3">,</text:span>我一聽氣炸了<text:span text:style-name="T3">,</text:span>痛罵一頓<text:span text:style-name="T3">,</text:span>揚言決裂<text:span text:style-name="T3">. <text:line-break/><text:line-break/></text:span>他們也許至今都覺得莫名其妙<text:span text:style-name="T3">,</text:span>被人聲援被人抬舉累積什麼政治資源不是應該很爽開心嗎<text:span text:style-name="T3">,</text:span>為何反而嚴重翻臉<text:span text:style-name="T3">? </text:span>但我相信<text:span text:style-name="T3">,</text:span>凡是了解我的人<text:span text:style-name="T3">,</text:span>一定能明白<text:span text:style-name="T3">,</text:span>聲援我抬舉我等於是在糟蹋我貶低我<text:span text:style-name="T3">. </text:span>總之<text:span text:style-name="T3">,</text:span>我不是那樣的人<text:span text:style-name="T3">,</text:span>也不願成為那樣一種在我看來很窩囊很沒出息的人<text:span text:style-name="T3">.<text:line-break/><text:line-break/></text:span>每個人有不同的命運造化與後天處境<text:span text:style-name="T3">,</text:span>這部份由不得人<text:span text:style-name="T3">,</text:span>但你要成為一個什麼樣的人<text:span text:style-name="T3">,</text:span>基本上卻由你自己抉擇<text:span text:style-name="T3">.</text:span></text:p>
      <text:p text:style-name="P1"><text:span text:style-name="T1">陳真</text:span><text:s/>  |  2013.02.21 15:35   |   <text:a xlink:type="simple" xlink:href="http://palinfo.habago.org/Entry?Command=Information_PrintForum&amp;iPage=483#FORUM31798"><text:span text:style-name="T2">#</text:span></text:a></text:p>
      <text:p text:style-name="P2">我在湖南買了一本莫言的書<text:span text:style-name="T3">,</text:span>開頭就看到這段序言<text:span text:style-name="T3">,</text:span>很感動<text:span text:style-name="T3">. <text:line-break/><text:line-break/></text:span>這也許是為什麼我始終無法真正喜歡那些張牙舞爪或呼風喚雨的所謂英雄豪傑或聖君賢士的原因<text:span text:style-name="T3">,</text:span>卻仰慕那些如許平常但實際上並不平常的平常人<text:span text:style-name="T3">.<text:line-break/><text:line-break/></text:span>有個法國或哪一國的歷史學家我忘了是誰了<text:span text:style-name="T3">,</text:span>只記得他被槍斃<text:span text:style-name="T3">,</text:span>跟他一起槍斃的還有好多人<text:span text:style-name="T3">,</text:span>站在旁邊的是一位少年<text:span text:style-name="T3">,</text:span>面對死亡很害怕<text:span text:style-name="T3">. </text:span>那歷史學家就安慰他說不要怕<text:span text:style-name="T3">,</text:span>子彈打來不會痛的<text:span text:style-name="T3">.<text:line-break/><text:line-break/></text:span>這故事或舉動也許沒什麼<text:span text:style-name="T3">,</text:span>但在我感覺<text:span text:style-name="T3">,</text:span>這樣一種如許平常的安慰卻很動人<text:span text:style-name="T3">,</text:span>很有力量<text:span text:style-name="T3">.<text:line-break/><text:line-break/></text:span>看到這序言<text:span text:style-name="T3">,</text:span>想到歌德在群眾中<text:span text:style-name="T3">,</text:span>跟眾人一樣畢恭畢敬站立一旁的一幕<text:span text:style-name="T3">,</text:span>心裏有說不出的感動<text:span text:style-name="T3">. <text:line-break/><text:line-break/></text:span>當然<text:span text:style-name="T3">,</text:span>想到一些張牙舞爪的主流人士<text:span text:style-name="T3">,</text:span>比如愛<text:span text:style-name="T3">xx</text:span>那類人<text:span text:style-name="T3">,</text:span>他們都已經是大家不敢不敬的王了<text:span text:style-name="T3">,</text:span>面對跟我一樣害怕他們怕到都快嚇死了的對手或弱者卻張揚跋扈氣燄囂張<text:span text:style-name="T3">,</text:span>然後卻自以為英雄<text:span text:style-name="T3">,</text:span>而且也被其同類視為英雄<text:span text:style-name="T3">. </text:span>想到這些人<text:span text:style-name="T3">,</text:span>我心裏有說不出的厭惡和輕視<text:span text:style-name="T3">.</text:span></text:p>
      <text:p text:style-name="P1"><text:span text:style-name="T1">鄭啟承</text:span><text:s/>  |  2013.02.21 15:08   |   <text:a xlink:type="simple" xlink:href="http://palinfo.habago.org/Entry?Command=Information_PrintForum&amp;iPage=483#FORUM31797"><text:span text:style-name="T2">#</text:span></text:a></text:p>
      <text:p text:style-name="P3">下面是人家傳來的，是節錄莫言訪談的一段話。我對莫言這人有十足的好感，雖然未讀過他的任一本書，但從一些別人閱讀後轉述的隻字片語我就可以立刻感受這個人內心的某種豐富情感，某些地方我甚至覺得我和他很像，當他講這樣講那樣的時候常讓我覺得心頭發癢，覺得很好笑也很感動，簡直就是在說我了。<text:span text:style-name="T3"><text:line-break/><text:line-break/></text:span>鄭啟承<text:span text:style-name="T3"><text:line-break/>-------------------------<text:line-break/></text:span>「做歌德，還是貝多芬」<text:span text:style-name="T3"><text:line-break/><text:line-break/></text:span>南方週末：你曾講過這樣一個故事：歌德和貝多芬在路上並肩行走。突然，對面來了國王和大批貴族。貝多芬昂首挺胸，從貴族中挺身而過。歌德退到路邊，畢恭畢敬地脫帽行禮。你說年輕的時候也認為貝多芬了不起，但隨著年齡的增長，就意識到，像貝多芬那樣做也許並不困難，但像歌德那樣反而需要巨大的勇氣。<text:span text:style-name="T3"><text:line-break/><text:line-break/></text:span>莫言：大家應該領會我的潛臺詞。貝多芬的這個故事流傳甚廣，但是否真實誰也不知道。當年的音樂家要依附愛好音樂的貴婦、國王或者有權勢的人，他們需要被供養，否則就餓死了。貝多芬見到國王揚長而去是了不起的，而歌德留在原地，脫帽致敬，被認為沒有骨氣。當年我也覺得歌德軟弱可鄙，而貝多芬可欽可敬。就像據說是貝多芬自己說的<text:span text:style-name="T3">“</text:span>貝多芬只有一個，國王有許多個<text:span text:style-name="T3">”</text:span>。我年輕的時候，讀到這句話覺得揚眉吐氣。科長，局長，成千上萬，而我只有一個。我在軍隊工作時，有一晚上在辦公室看書，一位老領導推門進來，說：<text:span text:style-name="T3">“</text:span>噢，沒有人。<text:span text:style-name="T3">”</text:span>我立即回應道：<text:span text:style-name="T3">“</text:span>難道我不是人嗎？！<text:span text:style-name="T3">”</text:span>這位老領導被我頂得尷尬而退。當時我還暗自得意，以為自己很<text:span text:style-name="T3">“</text:span>貝多芬<text:span text:style-name="T3">”</text:span>，但多年之後，我卻感到十分內疚。<text:span text:style-name="T3"><text:line-break/><text:line-break/></text:span>隨著年齡增長，對這個問題就有新的理解：當面對國王的儀仗揚長而去沒有任何風險且會贏得公眾鼓掌時，這樣做其實並不需要多少勇氣；而鞠躬致敬，會被萬人詬病，而且被拿來和貝多芬比較，這倒需要點勇氣。但他的教養，讓他跟大多數百姓一樣，站在路邊脫帽致敬。因為國王的儀仗隊不僅代表權勢，也代表很多複雜的東西。比如禮儀，比如國家的尊嚴，和許多象徵性的東西。英國王子結婚，戴安娜葬禮，萬人空巷，那麼多人看，你能說路邊的觀眾全都是卑劣、沒有骨氣嗎？你往女皇的馬車上扔兩個臭雞蛋，就能代表勇敢、有骨氣嗎？所以當挑戰、蔑視、辱罵權貴沒有風險而且會贏得喝彩的時候，這樣做其實是說明不了什麼的。而跟大多數老百姓一樣，尊重世俗禮儀，是正常的。我一直反感那些不把自己當作普通百姓的人，我看到那些模倣貝多芬的行為，就感到可笑。</text:p>
      <text:p text:style-name="P1"><text:span text:style-name="T1">陳真</text:span><text:s/>  |  2013.02.20 20:23   |   <text:a xlink:type="simple" xlink:href="http://palinfo.habago.org/Entry?Command=Information_PrintForum&amp;iPage=483#FORUM31796"><text:span text:style-name="T2">#</text:span></text:a></text:p>
      <text:p text:style-name="P2">教宗反共反同性戀反離婚反講話大小聲反很多東西<text:span text:style-name="T3">,</text:span>樹敵無數<text:span text:style-name="T3">,</text:span>很多人等著看他出洋相<text:span text:style-name="T3">,</text:span>沒洋相恐怕都能挖個洞讓他跳<text:span text:style-name="T3">.<text:line-break/><text:line-break/></text:span>教會講宗教<text:span text:style-name="T3">,</text:span>但教會運作卻純粹是政治<text:span text:style-name="T3">,</text:span>任何宗教組織都一樣<text:span text:style-name="T3">,</text:span>沒有任何神聖性可言<text:span text:style-name="T3">. </text:span>但政治並不必然意味著卑鄙<text:span text:style-name="T3">,</text:span>政治只意味著世俗<text:span text:style-name="T3">.<text:line-break/><text:line-break/></text:span>教宗之前是個神學學者<text:span text:style-name="T3">,</text:span>長達將近三十年的學術生涯<text:span text:style-name="T3">,</text:span>據說本來思想還算自由派<text:span text:style-name="T3">,1968</text:span>年起了轉變<text:span text:style-name="T3">. </text:span>那一年<text:span text:style-name="T3">,</text:span>法國學潮<text:span text:style-name="T3">,</text:span>也許帶動當時很多年輕人張牙舞爪講話大小聲<text:span text:style-name="T3">,</text:span>對人事物少了一點尊重<text:span text:style-name="T3">,</text:span>加上當時各種反叛言行<text:span text:style-name="T3">,</text:span>教宗就慢慢變成現在的教宗<text:span text:style-name="T3">,</text:span>強調舊傳統舊思維<text:span text:style-name="T3">,</text:span>強調基本教義<text:span text:style-name="T3">.<text:line-break/><text:line-break/></text:span>教宗在我看來比較像個學者<text:span text:style-name="T3">,</text:span>像個政治人物<text:span text:style-name="T3">,</text:span>感覺不到多少宗教味<text:span text:style-name="T3">,</text:span>意見很多<text:span text:style-name="T3">,</text:span>精神很少<text:span text:style-name="T3">. </text:span>這倒也無妨<text:span text:style-name="T3">,</text:span>反正古往今來也沒見過幾個有宗教味的宗教人士<text:span text:style-name="T3">. </text:span>在監牢在妓院黑街暗巷<text:span text:style-name="T3">,</text:span>也許宗教味還要多一些<text:span text:style-name="T3">. <text:line-break/><text:line-break/></text:span>意見多精神少無所謂<text:span text:style-name="T3">,</text:span>問題卻出在教宗或宗教人士們似乎常以為自己代言了神便自動把自己跟神畫等號<text:span text:style-name="T3">,</text:span>把意見當成一種真理<text:span text:style-name="T3">,</text:span>而且就如教宗常常喜歡強調的<text:span text:style-name="T3"><text:s/>"</text:span>絕對真理<text:span text:style-name="T3">". </text:span>他的名言之一是<text:span text:style-name="T3">: </text:span>當代世界最大的亂源就在於人們不再相信絕對真理<text:span text:style-name="T3">,</text:span>反而擁抱相對主義<text:span text:style-name="T3">. <text:line-break/><text:line-break/></text:span>這話倒是有幾分道理<text:span text:style-name="T3">,</text:span>當人們什麼也不信<text:span text:style-name="T3">,</text:span>當一切都只具相對價值<text:span text:style-name="T3">,</text:span>當永恆不再是當下<text:span text:style-name="T3">,</text:span>當永恆也只不過是把保存期限拉長一些的若干個有限的明天<text:span text:style-name="T3">,</text:span>世界便成為一種地獄<text:span text:style-name="T3">.<text:line-break/><text:line-break/></text:span>同樣做為一個絕對主義者<text:span text:style-name="T3">,</text:span>我的絕對主義的有效管轄範圍卻不出方寸之間<text:span text:style-name="T3">,</text:span>只適用一個<text:span text:style-name="T3"><text:s/>"</text:span>我<text:span text:style-name="T3">" </text:span>字<text:span text:style-name="T3">. </text:span>我蓋了一座廟<text:span text:style-name="T3">,</text:span>這廟只有一個信徒<text:span text:style-name="T3">;</text:span>任何教義出了這廟之外便無意義<text:span text:style-name="T3">;</text:span>它既不收門徒<text:span text:style-name="T3">,</text:span>也不求發揚光大<text:span text:style-name="T3">,</text:span>要是有粉絲追隨<text:span text:style-name="T3">,</text:span>那只是讓人想吐而已<text:span text:style-name="T3">. </text:span>絕對真理既然要絕對<text:span text:style-name="T3">,</text:span>就該絕對到萎縮成世界邊境上一個不具任何現實意義的<text:span text:style-name="T3"><text:s/>"</text:span>我<text:span text:style-name="T3">" </text:span>字上<text:span text:style-name="T3">. <text:line-break/><text:line-break/></text:span>這<text:span text:style-name="T3"><text:s/>"</text:span>我<text:span text:style-name="T3">" </text:span>跟我這個我當然一點都不相干了<text:span text:style-name="T3">,</text:span>要是你想給它一個名字<text:span text:style-name="T3">,</text:span>那就是<text:span text:style-name="T3"><text:s/>solipsism. <text:line-break/><text:line-break/></text:span>維根斯坦說<text:span text:style-name="T3">,</text:span>這世界有兩個頭<text:span text:style-name="T3">,</text:span>一個頭是上帝<text:span text:style-name="T3">,</text:span>一個頭就是這個萎縮到世界邊緣幾乎快要跌出世界之外的<text:span text:style-name="T3"><text:s/>"</text:span>我<text:span text:style-name="T3">". </text:span>兩個頭其實就是一個頭<text:span text:style-name="T3">,"</text:span>我<text:span text:style-name="T3">" </text:span>站在世界之外<text:span text:style-name="T3">,</text:span>腳底下就是這個世界<text:span text:style-name="T3">. <text:line-break/><text:line-break/></text:span>我若寫一本書<text:span text:style-name="T3">,</text:span>書名叫<text:span text:style-name="T3"><text:s/>"</text:span>我所看到的世界<text:span text:style-name="T3">",</text:span>書中寫盡世上萬事萬物<text:span text:style-name="T3">,</text:span>卻有一物無可言說<text:span text:style-name="T3">,</text:span>無法記入<text:span text:style-name="T3">,</text:span>那便是這書的作者<text:span text:style-name="T3">--</text:span>我<text:span text:style-name="T3">. </text:span>這我連觀望都不可得<text:span text:style-name="T3">,</text:span>何況言說<text:span text:style-name="T3">,</text:span>因為他便是<text:span text:style-name="T3"><text:s/>"</text:span>觀望<text:span text:style-name="T3">" </text:span>本身<text:span text:style-name="T3">. </text:span>從這個<text:span text:style-name="T3"><text:s/>"</text:span>我<text:span text:style-name="T3">" </text:span>和從那一個血肉之軀的<text:span text:style-name="T3"><text:s/>"</text:span>我<text:span text:style-name="T3">" </text:span>所看到的世界會很不一樣<text:span text:style-name="T3">.<text:line-break/><text:line-break/></text:span>媽的<text:span text:style-name="T3">,</text:span>後面這個既可憐又辛苦的我終於下班了<text:span text:style-name="T3">,</text:span>又熬過痛苦不堪日覆一日的一天<text:span text:style-name="T3">.</text:span></text:p>
      <text:p text:style-name="P1">oriole   |  2013.02.19 20:15   |   <text:a xlink:type="simple" xlink:href="http://palinfo.habago.org/Entry?Command=Information_PrintForum&amp;iPage=483#FORUM31795"><text:span text:style-name="T2">#</text:span></text:a></text:p>
      <text:p text:style-name="P5"><text:span text:style-name="T1">本人寫了些巴勒斯坦</text:span>/<text:span text:style-name="T1">以色列的遊記，有興趣可往︰</text:span><text:line-break/><text:line-break/>http://mustashriqa.blogspot.hk/2010/10/blog-post.html<text:line-break/><text:line-break/><text:span text:style-name="T1">頁面右欄有接著的文章列表。</text:span></text:p>
      <text:p text:style-name="P1"><text:span text:style-name="T1">陳真</text:span><text:s/>  |  2013.02.18 00:03   |   <text:a xlink:type="simple" xlink:href="http://palinfo.habago.org/Entry?Command=Information_PrintForum&amp;iPage=483#FORUM31794"><text:span text:style-name="T2">#</text:span></text:a></text:p>
      <text:p text:style-name="P6"><text:span text:style-name="T1">這次終於是真的了</text:span>,<text:span text:style-name="T1">不過太小粒了</text:span>,<text:span text:style-name="T1">希望下次來大顆的</text:span>,<text:span text:style-name="T1">而且要瞄準一點</text:span>. <text:span text:style-name="T1">不妨瞄準美國好了</text:span>.<text:line-break/><text:line-break/>http://newtalk.tw/news/2013/02/15/33666.html<text:line-break/><text:line-break/><text:span text:style-name="T1">我講什麼</text:span>,<text:span text:style-name="T1">請大家不用那麼關心</text:span>.</text:p>
      <text:p text:style-name="P1"><text:span text:style-name="T1">楊世主</text:span><text:s/>  |  2013.02.17 15:11   |   <text:a xlink:type="simple" xlink:href="http://palinfo.habago.org/Entry?Command=Information_PrintForum&amp;iPage=483#FORUM31791"><text:span text:style-name="T2">#</text:span></text:a></text:p>
      <text:p text:style-name="P3">我去買即溶咖啡粉時，每ㄧ種咖啡都會畫上一個酸苦輕重的座標，然後座標上會出現一個點標出此種咖啡的酸苦位置，我有一個疑問，善惡是否也可以這樣標出位置？因為酸的缺乏咖啡就順，苦的缺乏咖啡就輕，有點像惡是善之缺乏的說法<text:span text:style-name="T3">. <text:line-break/><text:line-break/></text:span>若可將善惡定座標，它的零點在哪裡？是否信仰<text:span text:style-name="T3">A</text:span>，它的零點就在<text:span text:style-name="T3">A</text:span>，信仰<text:span text:style-name="T3">B</text:span>，零點就在<text:span text:style-name="T3">B</text:span>，而善與惡的程度便以此中央<text:span text:style-name="T3">A</text:span>或<text:span text:style-name="T3">B</text:span>座標而定？紅白對戰的時候，紅說紅是善，白說白是善，相信放上鏡子照紅也不會讓紅覺得紅是惡，一定有一個第三方當裁判，這裁判就像座標零ㄧ樣存在<text:span text:style-name="T3">. <text:line-break/><text:line-break/></text:span>若是，那麼我們該信仰什麼？座標零為無善無惡，若零代表誠實的我，那麼全世界有千千萬萬個誠實我的存在，善惡各說各話，若零代表全善的上帝，那人全部都有惡，若零代表全惡上帝，那人全部有善，若零代表上帝的缺乏，那每個人都是上帝，若零就只是個零，便無善無惡，但這樣的世界存在嗎？<text:span text:style-name="T3">...</text:span>越想越怪<text:span text:style-name="T3">...</text:span></text:p>
      <text:p text:style-name="P4"/>
      <text:p text:style-name="P1"><text:span text:style-name="T1">陳真</text:span><text:s/>  |  2013.02.17 01:09   |   <text:a xlink:type="simple" xlink:href="http://palinfo.habago.org/Entry?Command=Information_PrintForum&amp;iPage=484#FORUM31790"><text:span text:style-name="T2">#</text:span></text:a></text:p>
      <text:p text:style-name="P3"><text:span text:style-name="T3">1993</text:span>年的最後一天<text:span text:style-name="T3">,</text:span>邁向<text:span text:style-name="T3">1994</text:span>之際<text:span text:style-name="T3">,</text:span>墨西哥政府高層正徹夜狂歡<text:span text:style-name="T3">,</text:span>慶祝他們與美國及加拿大所簽署的自由貿易協定將於元旦正式生效<text:span text:style-name="T3">. </text:span>但就在此時<text:span text:style-name="T3">,</text:span>元旦凌晨時分<text:span text:style-name="T3">,</text:span>一群由馬雅後裔印第安農民所組成的解放軍<text:span text:style-name="T3">,</text:span>由山區衝向城鎮<text:span text:style-name="T3">,</text:span>發動起義<text:span text:style-name="T3">.<text:line-break/><text:line-break/></text:span>他們自稱<text:span text:style-name="T3">Zapatista</text:span>民族解放軍<text:span text:style-name="T3">(Ejército Zapatista de Liberación Nacional,</text:span>簡稱<text:span text:style-name="T3">EZLN),</text:span>大多蒙面<text:span text:style-name="T3">,</text:span>為數約一千人<text:span text:style-name="T3">,</text:span>身材略微矮小<text:span text:style-name="T3">,</text:span>膚色黝黑<text:span text:style-name="T3">. </text:span>所持槍械簡陋<text:span text:style-name="T3">,</text:span>其中許多人僅手持木棍<text:span text:style-name="T3">. </text:span>目擊者聲稱<text:span text:style-name="T3">,</text:span>如此裝備<text:span text:style-name="T3">,</text:span>無異飛蛾撲火<text:span text:style-name="T3">,</text:span>街上整排被摘掉面罩的武裝農民遭政府軍近距離朝頭部開槍當街處決<text:span text:style-name="T3">. </text:span>但令人驚訝的是<text:span text:style-name="T3">,</text:span>簡陋的武裝<text:span text:style-name="T3">,</text:span>卻展現高度紀律與不惜自我犧牲的巨大勇氣<text:span text:style-name="T3">. <text:line-break/><text:line-break/></text:span>雙方互有死傷<text:span text:style-name="T3">,</text:span>但墨西哥當局怕影響外來投資<text:span text:style-name="T3">,</text:span>蓄意淡化印第安農民武裝起義事件的影響<text:span text:style-name="T3">,</text:span>表明死亡僅數十人<text:span text:style-name="T3">,</text:span>甚至一度否認有武裝起義這麼一回事<text:span text:style-name="T3">. </text:span>但墨西哥天主教會估計死亡人數約數百人<text:span text:style-name="T3">;</text:span>起義軍甚至一度控制數個城鎮<text:span text:style-name="T3">,</text:span>後來政府軍出動坦克飛機大炮<text:span text:style-name="T3">,</text:span>才把他們又趕回山區<text:span text:style-name="T3">. </text:span>政府當局在尋找背後策動勢力的同時<text:span text:style-name="T3">,</text:span>把箭頭指向某些左派解放神學勢力<text:span text:style-name="T3">.<text:line-break/><text:line-break/></text:span>一位墨西哥大學教授說<text:span text:style-name="T3">,</text:span>冰凍三尺非一日之寒<text:span text:style-name="T3">,</text:span>印第安農民武裝起義一事雖屬突然<text:span text:style-name="T3">,</text:span>但他相信<text:span text:style-name="T3">,</text:span>必然有一群人長期以來默默同情印第安原住民的貧窮處境並給予各項支持<text:span text:style-name="T3">. </text:span>原住民以務農維生<text:span text:style-name="T3">,</text:span>需要土地<text:span text:style-name="T3">,</text:span>但政府當局為了簽署北美自由貿易協定<text:span text:style-name="T3">,</text:span>透過修憲手段<text:span text:style-name="T3">,</text:span>廢除原住民的土地擁有權<text:span text:style-name="T3">,</text:span>無異把他們進一步逼向絕路<text:span text:style-name="T3">.<text:line-break/><text:line-break/></text:span>一位記者在事件中找到帶頭的<text:span text:style-name="T3">Marcos,</text:span>問他<text:span text:style-name="T3">: </text:span>你<text:span text:style-name="T3">(</text:span>們<text:span text:style-name="T3">)</text:span>是誰<text:span text:style-name="T3">? </text:span>為何蒙面<text:span text:style-name="T3">? </text:span>為何而來<text:span text:style-name="T3">? Marcos</text:span>說<text:span text:style-name="T3">,</text:span>我是誰不重要<text:span text:style-name="T3">,</text:span>重要的是面具底下那個<text:span text:style-name="T3"><text:s/>"</text:span>我<text:span text:style-name="T3">" </text:span>所代表的意義<text:span text:style-name="T3">. <text:line-break/><text:line-break/></text:span>我們不是為了奪取任何權位而來<text:span text:style-name="T3">,</text:span>不管是政府權力或世俗任何所謂重要職位<text:span text:style-name="T3">,</text:span>都不是我們的目的<text:span text:style-name="T3">. </text:span>我們之所以揭竿而起<text:span text:style-name="T3">,</text:span>無非是為了反抗統治者對原住民對窮人所頒發的<text:span text:style-name="T3"><text:s/>"</text:span>死刑判決書<text:span text:style-name="T3">". </text:span>我們寧鳴而死<text:span text:style-name="T3">,</text:span>不默而生<text:span text:style-name="T3">. </text:span>不論死活<text:span text:style-name="T3">,</text:span>在我們揚起的這麼一點灰塵中<text:span text:style-name="T3">,</text:span>我們要讓世人記得我們<text:span text:style-name="T3">,</text:span>記住我們所曾經承受的痛苦<text:span text:style-name="T3">.<text:line-break/><text:line-break/></text:span>他還說<text:span text:style-name="T3">,</text:span>我們不光要生存<text:span text:style-name="T3">,</text:span>而且也到了這樣一個時機<text:span text:style-name="T3">,</text:span>是該重新把<text:span text:style-name="T3"><text:s/>"</text:span>尊嚴<text:span text:style-name="T3">" </text:span>這個概念放回生命之中的時刻了<text:span text:style-name="T3">. </text:span>尊嚴並不僅僅是一種放在你腦袋裏你能懂能理解的東西<text:span text:style-name="T3">,</text:span>更是一種做為一個<text:span text:style-name="T3"><text:s/>"</text:span>人<text:span text:style-name="T3">" </text:span>應具有的本質<text:span text:style-name="T3">,</text:span>充塞在你的胸懷之中與生命同呼吸共生死的狀態<text:span text:style-name="T3">. <text:line-break/><text:line-break/></text:span>十天的戰鬥中<text:span text:style-name="T3">,</text:span>因地處偏遠<text:span text:style-name="T3">,</text:span>事發當下少有國際媒體能趕到現場<text:span text:style-name="T3">,</text:span>因此也沒有太多當時的影像留存<text:span text:style-name="T3">.</text:span>底下應是當年片段<text:span text:style-name="T3">,</text:span>大約三分鐘處出現<text:span text:style-name="T3">marcos</text:span>的談話<text:span text:style-name="T3">.<text:line-break/><text:line-break/>http://globalisethis.wordpress.com/2009/10/04/from-fleas-to-swarm-media-and-the-zapatista-movement-transformation/<text:line-break/><text:line-break/>youtube</text:span>上也有一些當年影像<text:span text:style-name="T3">,</text:span>例如底下<text:span text:style-name="T3">,</text:span>約第五分鐘處有<text:span text:style-name="T3">marcos</text:span>有關於歷史與過去現在與未來及尊嚴等等的一些談話<text:span text:style-name="T3">:<text:line-break/><text:line-break/>http://www.youtube.com/watch?v=JFfpQEnrIAw<text:line-break/><text:line-break/></text:span>我所知不多<text:span text:style-name="T3">,</text:span>若我沒搞錯<text:span text:style-name="T3">,</text:span>這場起義持續僅十多天<text:span text:style-name="T3">. </text:span>有位研究者說<text:span text:style-name="T3">,</text:span>在這之後<text:span text:style-name="T3">,EZLN </text:span>就改採非暴力至今<text:span text:style-name="T3">. </text:span>一位記者說<text:span text:style-name="T3">,</text:span>因為<text:span text:style-name="T3"><text:s/>marcos</text:span>的文采動人<text:span text:style-name="T3">,</text:span>語言從此取代了槍炮<text:span text:style-name="T3">.<text:line-break/><text:line-break/></text:span>周星馳的西遊降魔不是用兒歌三百首伏妖嗎<text:span text:style-name="T3">? marcos</text:span>有時也差不多<text:span text:style-name="T3">,</text:span>他是寫童詩講童話故事<text:span text:style-name="T3">. </text:span>二十年來<text:span text:style-name="T3">,</text:span>透過其書信訪談還有一些很奇怪不知誰轉來<text:span text:style-name="T3"><text:s/>marcos</text:span>寫的<text:span text:style-name="T3"><text:s/>email,</text:span>我對他的某些想法或許有些了解<text:span text:style-name="T3">. marcos</text:span>似乎相信惡本身具有一種自我欺瞞與自我毀滅本質<text:span text:style-name="T3">,</text:span>當一種惡十分強大<text:span text:style-name="T3">,</text:span>強大到簡直就是所向無敵時<text:span text:style-name="T3">,</text:span>那我們其實什麼也不用做<text:span text:style-name="T3">,</text:span>只要找來一面鏡子<text:span text:style-name="T3">,</text:span>就能讓邪惡現出原形而瓦解<text:span text:style-name="T3">.<text:line-break/><text:line-break/></text:span>他似乎很喜歡使用<text:span text:style-name="T3"><text:s/>"</text:span>鏡子<text:span text:style-name="T3">" </text:span>這個隱喻<text:span text:style-name="T3">,</text:span>雖然每次對這隱喻的闡釋常有不同<text:span text:style-name="T3">,</text:span>鏡子本身究竟是惡或善很難說<text:span text:style-name="T3">,</text:span>也許無善無惡<text:span text:style-name="T3">,</text:span>你若是好人呢<text:span text:style-name="T3">,</text:span>照鏡子就會看到一個好人<text:span text:style-name="T3">,</text:span>要是您是個混蛋<text:span text:style-name="T3">,</text:span>自然就會照到一個混蛋<text:span text:style-name="T3">. </text:span>鏡子照妖也照善<text:span text:style-name="T3">,</text:span>照美也照醜<text:span text:style-name="T3">.<text:line-break/><text:line-break/></text:span>在一篇叫<text:span text:style-name="T3"><text:s/>"</text:span>獅子與鏡子<text:span text:style-name="T3">" </text:span>的童話故事中<text:span text:style-name="T3">,marcos</text:span>說<text:span text:style-name="T3">,</text:span>獅子很強<text:span text:style-name="T3">,</text:span>世上無一生物可與之匹敵<text:span text:style-name="T3">,</text:span>不過沒關係<text:span text:style-name="T3">,</text:span>我們只要找來一面鏡子<text:span text:style-name="T3">,</text:span>就能騙過獅子<text:span text:style-name="T3">,</text:span>讓獅子打敗自己<text:span text:style-name="T3">. <text:line-break/><text:line-break/></text:span>邪惡是否具有馬克思所設想的那樣一種自我毀滅性我不知道<text:span text:style-name="T3"><text:s/>(</text:span>其實也不太認同<text:span text:style-name="T3">),</text:span>不過<text:span text:style-name="T3">,</text:span>我倒是很能認同<text:span text:style-name="T3"><text:s/>"</text:span>邪惡根本不存在<text:span text:style-name="T3">" </text:span>的某種神學想法<text:span text:style-name="T3">,</text:span>就如奧古斯丁所說<text:span text:style-name="T3">: "</text:span>一切的存在都是善<text:span text:style-name="T3">." </text:span>他相信<text:span text:style-name="T3">,</text:span>上帝既然創造一切存在<text:span text:style-name="T3">,</text:span>祂怎麼可能創造邪惡呢<text:span text:style-name="T3">?<text:line-break/><text:line-break/></text:span>這意思是說<text:span text:style-name="T3">,</text:span>邪惡並非一種實存<text:span text:style-name="T3">,</text:span>而是一種缺乏<text:span text:style-name="T3">. </text:span>比方說到了月底<text:span text:style-name="T3">,</text:span>我口袋裏經常沒錢<text:span text:style-name="T3">,</text:span>口袋沒錢的意思就是口袋裏沒有錢<text:span text:style-name="T3">,</text:span>而不是說我的口袋裏有個<text:span text:style-name="T3"><text:s/>"</text:span>東西<text:span text:style-name="T3">" </text:span>叫<text:span text:style-name="T3"><text:s/>"</text:span>沒有錢<text:span text:style-name="T3">".<text:line-break/><text:line-break/>"</text:span>錢<text:span text:style-name="T3">" </text:span>是我想要的<text:span text:style-name="T3">(</text:span>那當然<text:span text:style-name="T3">),</text:span>當我沒有錢時<text:span text:style-name="T3">,</text:span>意味著我缺乏錢<text:span text:style-name="T3">,</text:span>而不是意味著我有著一個跟<text:span text:style-name="T3"><text:s/>"</text:span>錢<text:span text:style-name="T3">" </text:span>相反的<text:span text:style-name="T3"><text:s/>"</text:span>東西<text:span text:style-name="T3">" </text:span>叫<text:span text:style-name="T3"><text:s/>"</text:span>沒有錢<text:span text:style-name="T3">". <text:line-break/><text:line-break/></text:span>善惡也一樣<text:span text:style-name="T3">,</text:span>邪惡就是缺乏善<text:span text:style-name="T3">,</text:span>而不是有個東西叫做惡<text:span text:style-name="T3">,</text:span>就如黑暗並不是一種顏色<text:span text:style-name="T3">,</text:span>黑暗什麼也不是<text:span text:style-name="T3">,</text:span>它只是一種缺乏光的狀態<text:span text:style-name="T3">,</text:span>當<text:span text:style-name="T3"><text:s/>"</text:span>光<text:span text:style-name="T3">" </text:span>出現<text:span text:style-name="T3">,</text:span>黑暗便消失無蹤<text:span text:style-name="T3">. </text:span>你進入一片漆黑的房裏把燈打開<text:span text:style-name="T3">,</text:span>房間就亮了<text:span text:style-name="T3">,</text:span>這時你問<text:span text:style-name="T3"><text:s/>"</text:span>剛才那些黑暗呢<text:span text:style-name="T3">?" </text:span>我只能告訴你<text:span text:style-name="T3"><text:s/>"</text:span>黑暗根本不存在<text:span text:style-name="T3">",</text:span>它並沒有被光趕出門外<text:span text:style-name="T3">,</text:span>因此你出門去找應該也找不到<text:span text:style-name="T3">,</text:span>也許你連說<text:span text:style-name="T3"><text:s/>"</text:span>黑暗消失了<text:span text:style-name="T3">" </text:span>似乎都不太對<text:span text:style-name="T3">,</text:span>一個根本不存在的東西怎麼會消失呢<text:span text:style-name="T3">? </text:span>倒是應該說<text:span text:style-name="T3"><text:s/>"</text:span>光回來了<text:span text:style-name="T3">". <text:line-break/><text:line-break/></text:span>也許鏡子就有這種本事<text:span text:style-name="T3">,</text:span>讓善惡現出它應有的原形<text:span text:style-name="T3">,</text:span>讓惡意識到自身的缺乏<text:span text:style-name="T3">,</text:span>它什麼也不是<text:span text:style-name="T3">. </text:span>我們大概也不可能打敗一個根本不存在的東西<text:span text:style-name="T3">,</text:span>而只能在<text:span text:style-name="T3"><text:s/>"</text:span>存在<text:span text:style-name="T3">" </text:span>的東西上下工夫<text:span text:style-name="T3">.</text:span></text:p>
      <text:p text:style-name="P1">J. Z.   |  2013.02.16 15:20   |   <text:a xlink:type="simple" xlink:href="http://palinfo.habago.org/Entry?Command=Information_PrintForum&amp;iPage=484#FORUM31789"><text:span text:style-name="T2">#</text:span></text:a></text:p>
      <text:p text:style-name="P6"><text:span text:style-name="T1">教宗辭職</text:span>?! <text:span text:style-name="T1">普天同慶也</text:span>~!<text:line-break/><text:span text:style-name="T1">但辭職的理由原來是這個啊</text:span>...<text:line-break/><text:line-break/>http://www.addictinginfo.org/2013/02/14/pope-allegedly-sought-immunity-for-abuse-crimes-just-before-resigning/<text:line-break/><text:line-break/>Pope Allegedly Sought Immunity For Abuse Crimes Just Before Resigning<text:line-break/><text:line-break/><text:line-break/>2013/02/14<text:line-break/>By Shannon Barber<text:line-break/><text:line-break/>We knew something had to be up with the resignation of Pope Benedict. After all, Popes don’t just resign; in fact, this is the first time a Pope has resigned in 600 years. Therefore, the hoopla surrounding this is more than understandable. However, as per usual with the Catholic Church, there seems to be a catch, and, lo and behold, it likely surrounds the infamous abuse scandals that have plagued the church’s image for so long.<text:line-break/><text:line-break/>It seems that with his resignation announced, the Pope, whose given name is Joseph Ratzinger, has a meeting with the Italian President, Giorgio Napolitano on February 23 to beg for immunity against prosecution for allegations of child sex crimes. Apparently, this hastily arranged meeting, and likely the resignation as well, are the result of a supposed note received by the Vatican from an undisclosed European government that stated that there are plans to issue a warrant for the Pope’s arrest. This letter was allegedly received on February 4, and Ratzinger resigned a week later. Now, there’s no way people can ignore how fishy this is. The first Pope to resign in 600 years does so after panicking about an impending arrest and in the midst of a hastily arranged meeting begging for protection from the Italian government? How they will keep people from connecting the two is beyond me. Chances are, the world will be popping popcorn and steadily watching.<text:line-break/><text:line-break/>Well, for once, the guy might not get off easy. The International Tribunal into Crimes of Church and state calls upon the Italian President to deny help to Ratzinger, and to “not collude in criminality. Let’s just hope that Napolitano does not cave. However, there may be another avenue to make sure the Pope is brought to justice if the Italian President does cave.<text:line-break/><text:line-break/>It seems that in addition to these alleged attempts by this European government to prosecute, a New York based organization, The Centre for Constitutional Rights, has accused the Pope and his Cardinals of possible crimes against humanity for sheltering pedophile priests. The non-profit legal group has requested an ICC inquiry on behalf of the Survivor’s Network, citing the church’s “long-standing and pervasive system of sexual violence.”<text:line-break/><text:line-break/>Apparently, the Vatican has no comment. Well, of course it doesn’t. It knows that Ratzinger and his henchmen are guilty, and now they are just scrambling to save face and save his keister from jail. Shame, since that is exactly where he belongs.<text:line-break/><text:line-break/>The thing is, this institution knows no bounds when it comes to protecting their own, no matter how heinous the crimes. Anyone not living under a rock knows that the Pope and his cronies have abusing children for decades, and likely centuries. The thing is, they are just the biggest example of religion getting people passes. Shameful, but true. All those of us with a sense of justice and conscience can do is hope that one, if not both, of these attempts at legal action is successful.</text:p>
      <text:p text:style-name="P1"><text:span text:style-name="T1">陳真</text:span><text:s/>  |  2013.02.16 01:12   |   <text:a xlink:type="simple" xlink:href="http://palinfo.habago.org/Entry?Command=Information_PrintForum&amp;iPage=484#FORUM31788"><text:span text:style-name="T2">#</text:span></text:a></text:p>
      <text:p text:style-name="P3">根據馬雅曆法<text:span text:style-name="T3">,2012.12.21</text:span>那天<text:span text:style-name="T3">,</text:span>一個舊世界結束了<text:span text:style-name="T3">,</text:span>新一輪時光誕生<text:span text:style-name="T3">. </text:span>就在新舊交替的這一天<text:span text:style-name="T3">,marcos</text:span>所帶領的<text:span text:style-name="T3">zapatistas</text:span>重返墨西哥街頭<text:span text:style-name="T3">,</text:span>四萬名馬雅後裔原住民共襄盛舉<text:span text:style-name="T3">. </text:span>他們蒙面<text:span text:style-name="T3">,</text:span>無聲<text:span text:style-name="T3">,</text:span>走在暴力軍警環伺的街頭<text:span text:style-name="T3">,</text:span>其中許多是婦女<text:span text:style-name="T3">. marcos</text:span>說<text:span text:style-name="T3">,</text:span>我們存在<text:span text:style-name="T3">,</text:span>我們出現<text:span text:style-name="T3">,</text:span>是因為希望有一天我們能消失<text:span text:style-name="T3">,</text:span>我們蒙面<text:span text:style-name="T3">,</text:span>因為我們希望被看見<text:span text:style-name="T3">,</text:span>我們沉默<text:span text:style-name="T3">,</text:span>因為我們希望被聽見<text:span text:style-name="T3">.<text:line-break/><text:line-break/>marcos</text:span>說<text:span text:style-name="T3">,</text:span>我們志不在奪權<text:span text:style-name="T3">,</text:span>我們對權力絲毫不感興趣<text:span text:style-name="T3">,</text:span>因為我們所要成就的事業並不需要權力<text:span text:style-name="T3">;</text:span>我們戰鬥<text:span text:style-name="T3">,</text:span>但我們是奉行非暴力的游擊隊<text:span text:style-name="T3">,</text:span>透過語言和勇氣<text:span text:style-name="T3">,</text:span>我們會持續反抗<text:span text:style-name="T3">,</text:span>我們會持續戰鬥<text:span text:style-name="T3">,</text:span>也許我們終將死去<text:span text:style-name="T3">,</text:span>但一次兩次十次一百次一千次<text:span text:style-name="T3">,</text:span>我們每一次都會獲勝<text:span text:style-name="T3">.<text:line-break/><text:line-break/></text:span>那天<text:span text:style-name="T3">,marcos</text:span>還說了一個墨西哥的古老傳說叫<text:span text:style-name="T3"><text:s/>"</text:span>劍的故事<text:span text:style-name="T3">",</text:span>訴說千百年前墨西哥原民住民如何抵抗來自歐洲的侵略者<text:span text:style-name="T3">. </text:span>他說<text:span text:style-name="T3">,</text:span>老樹訴說故事的同時<text:span text:style-name="T3">,</text:span>起而抵抗敵人的利劍<text:span text:style-name="T3">,</text:span>卻被攔腰砍斷<text:span text:style-name="T3">;</text:span>巨石也奮起對抗<text:span text:style-name="T3">,</text:span>被劍鋒劈成兩半<text:span text:style-name="T3">. </text:span>唯有水不然<text:span text:style-name="T3">,</text:span>它無形無狀<text:span text:style-name="T3">,</text:span>始終走在屬於自己的路上<text:span text:style-name="T3">;</text:span>它什麼也不做<text:span text:style-name="T3">,</text:span>卻把敵人的利劍團團圍住<text:span text:style-name="T3">. </text:span>總有一天<text:span text:style-name="T3">,</text:span>小溪匯成河<text:span text:style-name="T3">,</text:span>流向大海<text:span text:style-name="T3">;</text:span>而神就住在海的那一頭<text:span text:style-name="T3">,</text:span>化饑解渴<text:span text:style-name="T3">,</text:span>諸神將孕育一個新世界<text:span text:style-name="T3">.<text:line-break/><text:line-break/>http://www.towardfreedom.com/home/americas/3127-we-will-win-one-hundred-times-over-translating-the-zapatista-resurgence<text:line-break/><text:line-break/>http://roarmag.org/2012/12/zapatistas-march-chiapas-mayas/</text:span></text:p>
      <text:p text:style-name="P1"><text:span text:style-name="T1">陳真</text:span><text:s/>  |  2013.02.15 01:41   |   <text:a xlink:type="simple" xlink:href="http://palinfo.habago.org/Entry?Command=Information_PrintForum&amp;iPage=484#FORUM31787"><text:span text:style-name="T2">#</text:span></text:a></text:p>
      <text:p text:style-name="P2">十萬法國人聯署　呼籲台灣暫緩槍決死囚邱和順<text:span text:style-name="T3"><text:line-break/><text:line-break/>ETtoday – 2013</text:span>年<text:span text:style-name="T3">2</text:span>月<text:span text:style-name="T3">14</text:span>日<text:span text:style-name="T3"><text:line-break/><text:line-break/></text:span>社會中心／綜合報導<text:span text:style-name="T3"><text:line-break/><text:line-break/></text:span>為搶救死囚邱和順，有超過<text:span text:style-name="T3">10</text:span>萬法國人聯署並呼籲台灣廢除死刑，國際特赦組織<text:span text:style-name="T3">14</text:span>日將這份連署書交我駐法代表處，為涉及兩起命案的邱和順陳情，法務部表示，對死刑個案一定會審慎處理。<text:span text:style-name="T3"><text:line-break/><text:line-break/></text:span>現年<text:span text:style-name="T3">52</text:span>歲的邱和順被控於<text:span text:style-name="T3">1987</text:span>年和同夥先後犯下「殺害女保險員柯洪玉蘭分屍」、「綁架國小男童陸正撕票」兩案，興訟<text:span text:style-name="T3">20</text:span>多年創下高等法院判決邱和順死刑<text:span text:style-name="T3">10</text:span>次，最高法院卻撤銷死刑<text:span text:style-name="T3">10</text:span>次的紀錄。<text:span text:style-name="T3"><text:line-break/><text:line-break/></text:span>撤銷死刑的關鍵在於，兩起命案均缺乏有力的直接證據，唯一的自白書多處與事實不符、漏洞百出，且邱和順等被告也不斷喊冤，聲稱是在刑求逼供下，才不得不承認犯案。<text:span text:style-name="T3"><text:line-break/><text:line-break/></text:span>監察院調查後認為確有刑求事實，陸正案相關檢警人員因此在<text:span text:style-name="T3">1994</text:span>年被彈劾，並有數名警察被判刑確定；之後又傳出警方為了爭功，曾刻意封鎖他案要犯胡關寶坦承犯下陸正案消息。<text:span text:style-name="T3"><text:line-break/><text:line-break/></text:span>對此，邱和順的義務辯護律師尤伯祥受訪時曾感慨表示，這麼多對邱和順有利證據法院都未採信，單憑拼湊的自白、荒謬的推理與有罪推定的心證就要奪人性命，「司法系統作為一部殺人機器，可以說是易如反掌。」<text:span text:style-name="T3"><text:line-break/><text:line-break/></text:span>因邱案爭議極高、證據薄弱、且司法過程充滿瑕疵，全程羈押長達<text:span text:style-name="T3">23</text:span>年更是打破台灣司法史紀錄，邱和順也因此有「司法冤大頭」的稱號，國內多個公民團體和國際人權組織提出「真相未明，暫緩執行」訴求，全力營救邱和順。<text:span text:style-name="T3"><text:line-break/><text:line-break/></text:span>據悉，最高法院<text:span text:style-name="T3">2011</text:span>年<text:span text:style-name="T3">7</text:span>月駁回上訴、維持判兩死刑定讞，但法務部至今未核定槍決。<text:span text:style-name="T3">27</text:span>年前那個無惡不作的犯罪集團首腦，大概怎麼也想不到<text:span text:style-name="T3">27</text:span>年後自己竟成為了台灣司法人權指標。<text:span text:style-name="T3"><text:line-break/><text:line-break/>..</text:span></text:p>
      <text:p text:style-name="P1"><text:span text:style-name="T1">楊世主</text:span><text:s/>  |  2013.02.14 14:54   |   <text:a xlink:type="simple" xlink:href="http://palinfo.habago.org/Entry?Command=Information_PrintForum&amp;iPage=484#FORUM31786"><text:span text:style-name="T2">#</text:span></text:a></text:p>
      <text:p text:style-name="P3">我不懂藝術，也不知道什麼叫藝術片，但如果把藝術當成一種語言，那麼藝術像工具，用來表達作者想說的話和感情，藝術本身只有技術能力的強弱，就是工具好不好用、用得好不好，所以我猜想作者表達能力和觀眾感受藝術的能力之間，應該有某種默契存在，這種默契應是一個人一輩子感情的堆疊、知識的累積等等等，是活生生的生命痕跡，而生命是沒有邏輯的，因此，你的<text:span text:style-name="T3">A</text:span>並不等於我的<text:span text:style-name="T3">A</text:span>，更不要說<text:span text:style-name="T3">A+B</text:span>，我那今年三歲的外甥應該也是那種看永生樹三分鐘就想走人的觀眾，因為他和馬力克大導生活在不一樣的世界，可能最喜歡的是裡面的大恐龍，其它對他毫無意義，但也許在他某個未知的年歲裡，他重遇此片，為之感徹心扉，躲在戲院廁所淚流不止而久久無法平息。<text:span text:style-name="T3"><text:line-break/><text:line-break/></text:span>為物種落差打一場仗又是為了什麼？提醒你和我的不同嗎？提醒我們每個個人都是獨一無二的嗎？因為這種仗應該永遠打不完，細微的差異還能更細微，但這仗一定要當真認真打，因為我們有<text:span text:style-name="T3">"</text:span>時間<text:span text:style-name="T3">"</text:span>，我死了還有人繼續活著，除此之外，應該就是<text:span text:style-name="T3">2046</text:span>，因為我不知道該怎麼說，所以用<text:span text:style-name="T3">2046</text:span>來說了<text:span text:style-name="T3">. </text:span></text:p>
      <text:p text:style-name="P1"><text:span text:style-name="T1">陳真</text:span><text:s/>  |  2013.02.14 04:00   |   <text:a xlink:type="simple" xlink:href="http://palinfo.habago.org/Entry?Command=Information_PrintForum&amp;iPage=484#FORUM31785"><text:span text:style-name="T2">#</text:span></text:a></text:p>
      <text:p text:style-name="P2"><text:span text:style-name="T3">2004</text:span>年五月<text:span text:style-name="T3">,</text:span>衝著王家衛的<text:span text:style-name="T3">2046</text:span>和<text:span text:style-name="T3">Emir Kusturica</text:span>的面子<text:span text:style-name="T3">,</text:span>我們第三次來到坎城影展<text:span text:style-name="T3">. </text:span>很不幸那年由昆汀塔倫迪諾擔任影展主席<text:span text:style-name="T3">,</text:span>這人或許是個天才<text:span text:style-name="T3">,</text:span>但天才倒不一定人品優秀<text:span text:style-name="T3">. </text:span>他頒獎是完全不考慮文化水平的<text:span text:style-name="T3">,</text:span>甚至只要是自己的親朋好友或前女友就會得獎<text:span text:style-name="T3">,</text:span>但沒想到會離譜到最後竟然頒給一部其實稱不上電影的政治文宣<text:span text:style-name="T3"><text:s/>"</text:span>華氏<text:span text:style-name="T3">911"(</text:span>希望我沒記錯片名<text:span text:style-name="T3">),</text:span>所謂反美反戰的一部大爛片<text:span text:style-name="T3">. <text:line-break/><text:line-break/></text:span>於是<text:span text:style-name="T3">.</text:span>我們跑去買來一支簽字筆<text:span text:style-name="T3">,</text:span>把一塊隨身攜帶的草蓆用英文給寫上<text:span text:style-name="T3"><text:s/>"</text:span>政治宣傳不等於藝術<text:span text:style-name="T3">" </text:span>的大紅字<text:span text:style-name="T3">,</text:span>當成抗議布條<text:span text:style-name="T3">. </text:span>隔天<text:span text:style-name="T3">,</text:span>守候在坎城會場門口<text:span text:style-name="T3">,</text:span>就在那部無聊惡心大爛片的導演<text:span text:style-name="T3"><text:s/>Michael Moore </text:span>準備入場領獎時<text:span text:style-name="T3">,</text:span>擠到大門前方揭開<text:span text:style-name="T3"><text:s/>"</text:span>布條<text:span text:style-name="T3">",</text:span>警察迅即圍攏上來<text:span text:style-name="T3">,</text:span>帶頭的警官看了布條<text:span text:style-name="T3">,</text:span>也許懂點英文<text:span text:style-name="T3">,</text:span>知道我們不是恐怖份子<text:span text:style-name="T3">,</text:span>於是使了眼色要那些把我們團團圍住的警察們收兵<text:span text:style-name="T3">,</text:span>任由我們舉布條抗議<text:span text:style-name="T3">.<text:line-break/><text:line-break/></text:span>記得那年<text:span text:style-name="T3">,</text:span>王家衛的<text:span text:style-name="T3">2046</text:span>獲邀參展<text:span text:style-name="T3">,</text:span>但坎城當局卻一直等不到電影拷貝<text:span text:style-name="T3">. </text:span>王家衛拍片以<text:span text:style-name="T3"><text:s/>"</text:span>慢<text:span text:style-name="T3">" </text:span>聞名<text:span text:style-name="T3">,</text:span>許多西方媒體開玩笑說可能要等到西元<text:span text:style-name="T3">2046</text:span>年片子才會殺青<text:span text:style-name="T3">.<text:line-break/><text:line-break/></text:span>不過<text:span text:style-name="T3">,</text:span>我想王家衛其實說得很對<text:span text:style-name="T3">,</text:span>他說自己拍片很快<text:span text:style-name="T3">,</text:span>一點也不慢<text:span text:style-name="T3">,</text:span>他不是慢<text:span text:style-name="T3">,</text:span>而是仔細<text:span text:style-name="T3">. </text:span>他說<text:span text:style-name="T3">,</text:span>所謂絕招就是把一個簡單的事簡單的動作反覆做到極致<text:span text:style-name="T3">. </text:span>此言甚是<text:span text:style-name="T3">,</text:span>心有戚戚<text:span text:style-name="T3">. <text:line-break/><text:line-break/></text:span>除了洗澡很快<text:span text:style-name="T3">,</text:span>我不管做什麼也都很慢<text:span text:style-name="T3">,</text:span>但我其實不但不慢<text:span text:style-name="T3">,</text:span>而且比別人要快上許多<text:span text:style-name="T3">;</text:span>我不是慢<text:span text:style-name="T3">,</text:span>我只是沒法說服自己已經完成工作<text:span text:style-name="T3">;</text:span>一切作為在我看來都是未完成品<text:span text:style-name="T3">,</text:span>我要是有一千年時光<text:span text:style-name="T3">,</text:span>恐怕就會繼續再花上一千年去做它<text:span text:style-name="T3">,</text:span>哪怕只是一個標點符號的修改<text:span text:style-name="T3">. <text:line-break/><text:line-break/></text:span>慢工不一定出細活<text:span text:style-name="T3">,</text:span>但一個東西若是細活<text:span text:style-name="T3">,</text:span>就不用管什麼快慢問題了<text:span text:style-name="T3">. </text:span>維根斯坦說得對<text:span text:style-name="T3">,</text:span>沒有人會在乎康德的書究竟是十七世紀或十八世紀出版<text:span text:style-name="T3">. </text:span>他還說<text:span text:style-name="T3">,</text:span>他自己寫的東西如果沒有價值<text:span text:style-name="T3">,</text:span>那他也不希望這些沒有價值的東西留存於世<text:span text:style-name="T3">,</text:span>更不用說出版<text:span text:style-name="T3">. <text:line-break/><text:line-break/></text:span>拍永生樹的<text:span text:style-name="T3"><text:s/>Terrence Malick</text:span>也是以慢聞名<text:span text:style-name="T3">,</text:span>拍完永生樹後<text:span text:style-name="T3">,</text:span>他說準備要拍另一部片<text:span text:style-name="T3">,</text:span>很多西方媒體都笑了<text:span text:style-name="T3">,</text:span>導演這意思是說<text:span text:style-name="T3"><text:s/>10</text:span>年或<text:span text:style-name="T3">20</text:span>年後電影院再見嗎<text:span text:style-name="T3">? </text:span>我本來也是抱著好笑的心情<text:span text:style-name="T3">,</text:span>但沒想到永生樹之後的另一部新片<text:span text:style-name="T3"><text:s/>To the wonder </text:span>竟然已經準備要上映了<text:span text:style-name="T3">. <text:line-break/><text:line-break/></text:span>更不可思議的是<text:span text:style-name="T3">,</text:span>剛剛去查上映日期<text:span text:style-name="T3">,</text:span>竟然看到底下這些字<text:span text:style-name="T3">,</text:span>不只<text:span text:style-name="T3"><text:s/>To the wonder, </text:span>竟然同時拍了四部片<text:span text:style-name="T3">!! </text:span>我真不敢相信我的眼睛<text:span text:style-name="T3">. Terrence Malick </text:span>是怎麼了<text:span text:style-name="T3">? </text:span>受到什麼刺激嗎<text:span text:style-name="T3">?<text:line-break/><text:line-break/>Terrence Malick</text:span>作品表<text:span text:style-name="T3"> <text:line-break/><text:line-break/></text:span>聖杯騎士<text:span text:style-name="T3"><text:s/>Knight of Cups</text:span>（<text:span text:style-name="T3">2013</text:span>）<text:span text:style-name="T3"> <text:line-break/></text:span>非法之事<text:span text:style-name="T3"><text:s/>Lawless [2013]</text:span>（<text:span text:style-name="T3">2013</text:span>）<text:span text:style-name="T3"> <text:line-break/></text:span>時間旅程<text:span text:style-name="T3"><text:s/>Voyage of Time</text:span>（<text:span text:style-name="T3">2013</text:span>）<text:span text:style-name="T3"> <text:line-break/></text:span>愛‧穹蒼<text:span text:style-name="T3"><text:s/>To the Wonder</text:span>（<text:span text:style-name="T3">2012</text:span>）<text:span text:style-name="T3"> <text:line-break/></text:span>永生樹<text:span text:style-name="T3"><text:s/>The Tree of Life</text:span>（<text:span text:style-name="T3">2011</text:span>）<text:span text:style-name="T3"> <text:line-break/></text:span>新世界<text:span text:style-name="T3"><text:s/>The New World</text:span>（<text:span text:style-name="T3">2005</text:span>）<text:span text:style-name="T3"> <text:line-break/></text:span>紅色警戒<text:span text:style-name="T3"><text:s/>The Thin Red Line</text:span>（<text:span text:style-name="T3">1998</text:span>）<text:span text:style-name="T3"> <text:line-break/></text:span>天堂之日<text:span text:style-name="T3"><text:s/>Days of Heaven</text:span>（<text:span text:style-name="T3">1978</text:span>）<text:span text:style-name="T3"> <text:line-break/></text:span>窮山惡水<text:span text:style-name="T3"><text:s/>Badlands</text:span>（<text:span text:style-name="T3">1973</text:span>）<text:span text:style-name="T3"> <text:line-break/><text:line-break/></text:span>過去這一年<text:span text:style-name="T3">,</text:span>佳片如潮<text:span text:style-name="T3">,</text:span>隨便想了一下就能想出<text:span text:style-name="T3">12</text:span>部<text:span text:style-name="T3">.<text:line-break/><text:line-break/></text:span>永生樹<text:span text:style-name="T3"><text:line-break/></text:span>浮士德<text:span text:style-name="T3"><text:line-break/>MELANCHOLIA (</text:span>原諒我寫英文<text:span text:style-name="T3">,</text:span>因為實在受不了中文片名之低俗<text:span text:style-name="T3">)<text:line-break/></text:span>夜釣<text:span text:style-name="T3"><text:line-break/></text:span>諜影行動<text:span text:style-name="T3"><text:line-break/></text:span>一代宗師<text:span text:style-name="T3"><text:line-break/></text:span>車神<text:span text:style-name="T3"><text:line-break/></text:span>今晚誰當家<text:span text:style-name="T3"><text:line-break/></text:span>分居風暴<text:span text:style-name="T3"><text:line-break/></text:span>真實的勇氣<text:span text:style-name="T3"><text:line-break/></text:span>西遊<text:span text:style-name="T3">: </text:span>降魔篇<text:span text:style-name="T3"><text:line-break/></text:span>雨果的冒險<text:span text:style-name="T3"><text:line-break/><text:line-break/></text:span>另外<text:span text:style-name="T3">,</text:span>除了<text:span text:style-name="T3">To the wonder,</text:span>近日也將有幾部令人期待的電影即將上映<text:span text:style-name="T3">.<text:line-break/><text:line-break/></text:span>慾謀<text:span text:style-name="T3"><text:s/>(</text:span>朴贊郁<text:span text:style-name="T3">)<text:line-break/></text:span>決殺令<text:span text:style-name="T3"><text:s/>(</text:span>昆汀塔倫迪諾<text:span text:style-name="T3">)<text:line-break/></text:span>愛<text:span text:style-name="T3"><text:s/></text:span>慕<text:span text:style-name="T3"><text:s/>(</text:span>漢尼克<text:span text:style-name="T3">)<text:line-break/><text:line-break/></text:span>另外<text:span text:style-name="T3">,</text:span>在查閱放映日期時看到底下有這樣一些有關永生樹的影評<text:span text:style-name="T3">. </text:span>許多時候我總覺得人跟人雖然生物學解剖學上一樣都是人<text:span text:style-name="T3">,</text:span>但其實物種差異極大<text:span text:style-name="T3">,</text:span>簡直就是兩種完全不一樣的生物<text:span text:style-name="T3">. <text:line-break/><text:line-break/></text:span>有人問說<text:span text:style-name="T3">,</text:span>那麼多人在嘲笑你喜歡的東西<text:span text:style-name="T3">,</text:span>你不會生氣嗎<text:span text:style-name="T3">? </text:span>當然不會<text:span text:style-name="T3">,</text:span>而且許多時候還挺高興呢<text:span text:style-name="T3">. </text:span>反倒是有人說他也喜歡時<text:span text:style-name="T3">,</text:span>常讓我感到很不自在<text:span text:style-name="T3">,</text:span>因為十之八九是假的<text:span text:style-name="T3">,</text:span>要不然就是錯愛<text:span text:style-name="T3">. <text:line-break/><text:line-break/></text:span>曾有個自稱是我的粉絲的讀者<text:span text:style-name="T3">,</text:span>說她除了喜歡我寫的之外<text:span text:style-name="T3">,</text:span>還喜歡龍應台寫的<text:span text:style-name="T3">. </text:span>我告訴她說<text:span text:style-name="T3">,</text:span>這應該是不可能發生的事才對<text:span text:style-name="T3">,</text:span>因為美醜是對立的<text:span text:style-name="T3">,</text:span>龍小姐若意味著智仁勇真善美<text:span text:style-name="T3">,</text:span>那我肯定是她的反面<text:span text:style-name="T3">,</text:span>便是邪惡低能的醜八怪了<text:span text:style-name="T3">. </text:span>妳只可能喜歡其一<text:span text:style-name="T3">,</text:span>不可能兩個都喜歡<text:span text:style-name="T3">,</text:span>因為八字互斥不相容<text:span text:style-name="T3">.<text:line-break/><text:line-break/></text:span>我想說的是<text:span text:style-name="T3">: </text:span>八字品味真是很令人驚訝的東西<text:span text:style-name="T3">,</text:span>這麼美或這麼醜的人事物竟然也有人為之愛到瘋狂或厭惡到想吐<text:span text:style-name="T3">. </text:span>維根斯坦說<text:span text:style-name="T3">: </text:span>當我們使用隱喻時<text:span text:style-name="T3">,</text:span>所用隱喻方式的表面差異<text:span text:style-name="T3">,</text:span>骨子裏卻有著如此巨大的不同<text:span text:style-name="T3">,</text:span>遠超乎你的想像<text:span text:style-name="T3">.<text:line-break/><text:line-break/></text:span>別說八字<text:span text:style-name="T3">,</text:span>就連智能這麼粗淺的東西都令人驚訝<text:span text:style-name="T3">. </text:span>有些人是那麼的笨<text:span text:style-name="T3">,</text:span>但他卻巍巍峨峨彷彿什麼思想家學問家似的<text:span text:style-name="T3">. </text:span>我知道一些看我不順眼的蠢蛋大概會說<text:span text:style-name="T3">,</text:span>啊你就是這樣啊<text:span text:style-name="T3">,</text:span>阿你就是那樣啊<text:span text:style-name="T3">...</text:span>等等等<text:span text:style-name="T3">. </text:span>對於這些嘲弄<text:span text:style-name="T3">,</text:span>我其實亦頗感欣慰<text:span text:style-name="T3">,</text:span>因為這意味著我跟他們是不同的物種<text:span text:style-name="T3">,</text:span>要是哪一天這些蠢蛋對我景仰起來<text:span text:style-name="T3">,</text:span>我真是會開始懷疑起自己的智商是不是哪裡出了問題<text:span text:style-name="T3">. <text:line-break/><text:line-break/></text:span>以下是我看到的永生樹影評<text:span text:style-name="T3">. </text:span>很不可思議不是嗎<text:span text:style-name="T3">? <text:line-break/><text:line-break/></text:span>不光是說物種差異之巨大令人驚訝<text:span text:style-name="T3">,</text:span>更且是說<text:span text:style-name="T3">,</text:span>當你認為一個人事物如此顯而易見時<text:span text:style-name="T3">,</text:span>你卻發現它事實上並非如此<text:span text:style-name="T3">. </text:span>你覺得莫札特音樂美到爆而當代流行歌真是爛到嚇死人<text:span text:style-name="T3">,</text:span>但絕大多數人其實並不是這麼想的<text:span text:style-name="T3">,</text:span>而且他們同樣堅信其眼中那些你所謂爛到嚇死人的東西才是智仁勇真善美<text:span text:style-name="T3">. <text:line-break/><text:line-break/></text:span>真難想像一個如此絕對如此顯而易見的東西<text:span text:style-name="T3">,</text:span>不同的物種卻有著完全不同的評價<text:span text:style-name="T3">. </text:span>許多時候只能說我辭窮了<text:span text:style-name="T3">,</text:span>無話可說了<text:span text:style-name="T3">. </text:span>一朵花就這麼美<text:span text:style-name="T3">,</text:span>而你卻說美在哪<text:span text:style-name="T3">? </text:span>醜死了<text:span text:style-name="T3">! </text:span>夫復何言<text:span text:style-name="T3">? </text:span>一團屎就這麼髒這麼臭<text:span text:style-name="T3">,</text:span>而你卻愛死了<text:span text:style-name="T3">,</text:span>那我們還能說什麼呢<text:span text:style-name="T3">? </text:span>難道美醜能夠被顯現被陳述而不是存在於其自身<text:span text:style-name="T3">?<text:line-break/><text:line-break/></text:span>別以為這些是風花雪月<text:span text:style-name="T3">,</text:span>如果你看得懂政治讀得懂歷史<text:span text:style-name="T3">,</text:span>並且略知戰爭一二<text:span text:style-name="T3">,</text:span>你就會發現<text:span text:style-name="T3">: </text:span>背後隱喻使用的方式表面之些微差異<text:span text:style-name="T3">,</text:span>骨子裏卻儼然兩種世界<text:span text:style-name="T3">,</text:span>兩種生物<text:span text:style-name="T3">.<text:line-break/><text:line-break/></text:span>我們應該為這樣一種物種落差打一場仗<text:span text:style-name="T3">,</text:span>但不該是訴諸武力與侵略騷擾<text:span text:style-name="T3">,</text:span>而是訴諸說服能力<text:span text:style-name="T3">,</text:span>看哪一方能把美的說成美<text:span text:style-name="T3">,</text:span>把醜說成醜<text:span text:style-name="T3">. </text:span>這很難<text:span text:style-name="T3">,</text:span>你頂多只能把豬八戒請出來亮相<text:span text:style-name="T3">,</text:span>但對於他的醜你卻無語<text:span text:style-name="T3">,</text:span>因為美醜就在於自身<text:span text:style-name="T3">,</text:span>如果來到眼前你都還看不見<text:span text:style-name="T3">,</text:span>夫復何言<text:span text:style-name="T3">?! <text:line-break/><text:line-break/></text:span>陳真<text:span text:style-name="T3"><text:line-break/><text:line-break/>==============<text:line-break/></text:span>主題：這不是電影<text:span text:style-name="T3">!!!</text:span>千萬別冒險去看<text:span text:style-name="T3">!!!<text:line-break/><text:line-break/></text:span>小艾<text:span text:style-name="T3"><text:line-break/><text:line-break/></text:span>文章日期：<text:span text:style-name="T3">2011/6/19 00:47<text:line-break/></text:span>文章點閱：<text:span text:style-name="T3">9181<text:line-break/></text:span>回應<text:span text:style-name="T3"> <text:line-break/><text:line-break/>1F</text:span>跟妹妹和學妹一起去看<text:span text:style-name="T3">,</text:span>三個人異口同聲說這是這輩子看過最難看的一部片<text:span text:style-name="T3">(</text:span>不應該說是一部片<text:span text:style-name="T3">,</text:span>根本不知道這是啥<text:span text:style-name="T3">??)....</text:span>這不像電影<text:span text:style-name="T3">,</text:span>不是紀錄片<text:span text:style-name="T3">,</text:span>也不是<text:span text:style-name="T3">discovery.....</text:span>看一半時轉頭問妹妹<text:span text:style-name="T3">,</text:span>這導演在幹麻<text:span text:style-name="T3">!!</text:span>她說真是浪費錢<text:span text:style-name="T3">,</text:span>我以為她是說浪費電影票<text:span text:style-name="T3">,</text:span>結果在歐洲念環保的她說是幹麻浪費錢拍這種片<text:span text:style-name="T3">....</text:span>說的也是<text:span text:style-name="T3">,</text:span>浪費地球資源<text:span text:style-name="T3">...</text:span>請小布<text:span text:style-name="T3">,</text:span>西恩潘來演應該花不少錢<text:span text:style-name="T3">!</text:span>我真的不懂<text:span text:style-name="T3">,</text:span>說是藝術講到錢太俗氣<text:span text:style-name="T3">,</text:span>但是<text:span text:style-name="T3">....</text:span>氣死我了啦<text:span text:style-name="T3">!</text:span>真希望它賠大錢<text:span text:style-name="T3">!</text:span>我想看過的人一定都很氣<text:span text:style-name="T3">....</text:span>因為大家都是看了預告片才去的<text:span text:style-name="T3">,</text:span>什麼籌備了<text:span text:style-name="T3">30</text:span>年<text:span text:style-name="T3">,</text:span>拍了<text:span text:style-name="T3">5</text:span>年<text:span text:style-name="T3">...</text:span>絢麗奪目的畫面讓我想到蘇西的世界<text:span text:style-name="T3">,</text:span>結果<text:span text:style-name="T3">....</text:span>真的莫名奇妙<text:span text:style-name="T3">!</text:span>從沒在這留過言<text:span text:style-name="T3">,</text:span>這是第一次<text:span text:style-name="T3">,</text:span>因為太氣了<text:span text:style-name="T3">!!! <text:line-break/><text:line-break/></text:span>主題：世紀大爛片<text:span text:style-name="T3">~~<text:line-break/></text:span>看了不到二十分鐘調頭走人<text:span text:style-name="T3"><text:line-break/><text:line-break/></text:span>文章日期：<text:span text:style-name="T3">2011/6/18 17:30<text:line-break/></text:span>文章點閱：<text:span text:style-name="T3">6318<text:line-break/></text:span>回應<text:span text:style-name="T3"> <text:line-break/><text:line-break/>1F</text:span>看了不到二十分鐘調頭走人<text:span text:style-name="T3">~~<text:line-break/></text:span>世紀大爛片<text:span text:style-name="T3">~~<text:line-break/><text:line-break/></text:span>我只一輩子只有走人過二部電影<text:span text:style-name="T3">~~<text:line-break/><text:line-break/></text:span>這是其中一部片<text:span text:style-name="T3">~~<text:line-break/><text:line-break/></text:span>一直撥放影片<text:span text:style-name="T3">!~~~</text:span>太誇張了<text:span text:style-name="T3">~~ <text:line-break/><text:line-break/></text:span>文章日期：<text:span text:style-name="T3">2011/6/18 17:34<text:line-break/></text:span>回應<text:span text:style-name="T3"> <text:line-break/><text:line-break/>2F</text:span>電影院是不是該開放一下<text:span text:style-name="T3">30</text:span>分鐘鑑賞期<text:span text:style-name="T3"><text:line-break/></text:span>看不下去可以換片之類的<text:span text:style-name="T3"> <text:line-break/></text:span>無圖示讓專業的來<text:span text:style-name="T3"><text:line-break/><text:line-break/></text:span>文章日期：<text:span text:style-name="T3">2011/6/18 17:50<text:line-break/></text:span>回應<text:span text:style-name="T3"> <text:line-break/><text:line-break/>3F</text:span>關雲長我看是別想拿到今年最爛片的頭銜了<text:span text:style-name="T3"><text:line-break/></text:span>太多勁敵了今年<text:span text:style-name="T3"> <text:line-break/><text:line-break/></text:span>文章日期：<text:span text:style-name="T3">2011/6/18 17:58<text:line-break/></text:span>回應<text:span text:style-name="T3"> <text:line-break/><text:line-break/>4F</text:span>請大家告訴大家<text:span text:style-name="T3"><text:line-break/></text:span>絕對不要想不開去看這部片<text:span text:style-name="T3"><text:line-break/></text:span>花了超過三十分鐘<text:span text:style-name="T3"><text:line-break/></text:span>在看海、火山、宇宙、隕石、爆炸、煙霧、鳥<text:span text:style-name="T3"><text:line-break/></text:span>是真的就看這些自然景觀喔<text:span text:style-name="T3"><text:line-break/></text:span>完全沒有人物喔<text:span text:style-name="T3"><text:line-break/><text:line-break/></text:span>最後連恐龍都出來了<text:span text:style-name="T3"><text:line-break/><text:line-break/></text:span>三小<text:span text:style-name="T3">?<text:line-break/><text:line-break/></text:span>是看<text:span text:style-name="T3">discovery</text:span>的意思嗎<text:span text:style-name="T3">?<text:line-break/><text:line-break/></text:span>然後劇情交代不清不楚沒頭沒腦<text:span text:style-name="T3"><text:line-break/></text:span>到底是在演什麼鬼<text:span text:style-name="T3"><text:line-break/></text:span>西恩潘又是演什麼<text:span text:style-name="T3"><text:line-break/></text:span>最後一堆人在沙灘走來走去是幹嘛<text:span text:style-name="T3">?<text:line-break/><text:line-break/></text:span>完全令人沒頭緒又沒耐性又沒興趣的一部爛片<text:span text:style-name="T3"><text:line-break/></text:span>不是抽象或者亂拍亂跳鏡頭一堆旁白就叫做深度<text:span text:style-name="T3">OK?<text:line-break/><text:line-break/></text:span>爛透了<text:span text:style-name="T3">!!!<text:line-break/><text:line-break/></text:span>真不敢相信<text:span text:style-name="T3"><text:line-break/></text:span>預告片剪得那麼有質感<text:span text:style-name="T3"><text:line-break/></text:span>上映前大家的期待感那麼高<text:span text:style-name="T3"><text:line-break/></text:span>結果出來是這樣<text:span text:style-name="T3"><text:line-break/><text:line-break/></text:span>旁白一直不停的<text:span text:style-name="T3">god lord........<text:line-break/></text:span>到底是什麼跟什麼<text:span text:style-name="T3">?!<text:line-break/><text:line-break/></text:span>我才想說<text:span text:style-name="T3"><text:line-break/>oh my god <text:line-break/>what's a fucking film <text:line-break/><text:line-break/>i swear that it's the worst movie that i have ever seen,and it is the only one which made me feel so angry <text:line-break/><text:line-break/></text:span>文章日期：<text:span text:style-name="T3">2011/6/18 21:04<text:line-break/></text:span>回應<text:span text:style-name="T3"> <text:line-break/><text:line-break/>5F</text:span>導演是詩人哲學家<text:span text:style-name="T3"><text:line-break/></text:span>這類人拍的片只有神經病才懂<text:span text:style-name="T3"><text:line-break/></text:span>金棕櫚獎那些評審大概看不懂裝懂<text:span text:style-name="T3"> <text:line-break/></text:span>無圖示草尼馬<text:span text:style-name="T3"><text:line-break/><text:line-break/></text:span>文章日期：<text:span text:style-name="T3">2011/6/19 02:25<text:line-break/></text:span>回應<text:span text:style-name="T3"> <text:line-break/><text:line-break/>6F</text:span>光看預告就知道很爛了吧<text:span text:style-name="T3">? <text:line-break/><text:line-break/></text:span>文章日期：<text:span text:style-name="T3">2011/6/19 13:57<text:line-break/></text:span>回應<text:span text:style-name="T3"> <text:line-break/><text:line-break/>7F</text:span>預告片還剪了隕石跟太陽吞地球的畫面<text:span text:style-name="T3"><text:line-break/><text:line-break/></text:span>害我以為是末日片<text:span text:style-name="T3"><text:line-break/><text:line-break/></text:span>結果只是個中年人上班不上班在幻想<text:span text:style-name="T3">(</text:span>還一附嗑藥樣<text:span text:style-name="T3">)<text:line-break/><text:line-break/></text:span>把抒情文視覺化是一種美感<text:span text:style-name="T3"><text:line-break/><text:line-break/></text:span>但把抽象的意境做成<text:span text:style-name="T3">2</text:span>小時影片是在虐待人<text:span text:style-name="T3"><text:line-break/><text:line-break/></text:span>西恩潘跪的時候我也想跪了<text:span text:style-name="T3"><text:line-break/><text:line-break/></text:span>把電影片票錢還我好嗎<text:span text:style-name="T3">(</text:span>泣<text:span text:style-name="T3">) <text:line-break/><text:line-break/></text:span>文章日期：<text:span text:style-name="T3">2011/6/19 23:18<text:line-break/></text:span>回應<text:span text:style-name="T3"> <text:line-break/><text:line-break/>8F</text:span>這部片是得獎用<text:span text:style-name="T3"><text:line-break/></text:span>不是給凡夫俗子看的<text:span text:style-name="T3"><text:line-break/><text:line-break/></text:span>捧上帝<text:span text:style-name="T3">LP<text:line-break/></text:span>曲高和寡<text:span text:style-name="T3"><text:line-break/></text:span>雙影帝加持<text:span text:style-name="T3"><text:line-break/></text:span>影展評審最喜歡這種片<text:span text:style-name="T3"> <text:line-break/><text:line-break/></text:span>難看爆了<text:span text:style-name="T3">!!<text:line-break/><text:line-break/></text:span>文章日期：<text:span text:style-name="T3">2011/6/19 23:34<text:line-break/></text:span>回應<text:span text:style-name="T3"> <text:line-break/><text:line-break/>9F</text:span>這片真的是難看至極，我想坎城影展的最佳影片大概是在比誰最難看才能得獎吧<text:span text:style-name="T3">... <text:line-break/></text:span>無圖示葉俊宏<text:span text:style-name="T3"><text:line-break/><text:line-break/></text:span>文章日期：<text:span text:style-name="T3">2011/6/28 15:39<text:line-break/></text:span>回應<text:span text:style-name="T3"> <text:line-break/><text:line-break/>10F</text:span>其實不會難會<text:span text:style-name="T3"><text:line-break/></text:span>只要是同志<text:span text:style-name="T3"><text:line-break/></text:span>就看的懂<text:span text:style-name="T3"><text:line-break/></text:span>這是典型的同志片<text:span text:style-name="T3"> <text:line-break/><text:line-break/></text:span>文章日期：<text:span text:style-name="T3">2011/6/28 17:46<text:line-break/></text:span>回應<text:span text:style-name="T3"> <text:line-break/><text:line-break/>11F</text:span>這種片很多吧<text:span text:style-name="T3"><text:line-break/></text:span>但是大多不會找大明星來拍<text:span text:style-name="T3"><text:line-break/></text:span>說騙人有點不對<text:span text:style-name="T3"><text:line-break/></text:span>此片導演的風格一直都這樣<text:span text:style-name="T3"><text:line-break/></text:span>我走出電影院我有種很怪的情緒<text:span text:style-name="T3"><text:line-break/></text:span>一直在想導演想表達的前因後果<text:span text:style-name="T3"><text:line-break/></text:span>找機會再把它完全看懂吧<text:span text:style-name="T3"><text:line-break/><text:line-break/></text:span>我們習慣看電影是一種敘事<text:span text:style-name="T3"><text:line-break/></text:span>也就是說故事看劇情<text:span text:style-name="T3"><text:line-break/></text:span>大多人看電影只是娛樂<text:span text:style-name="T3"><text:line-break/></text:span>所以敘情的片子比較不討喜<text:span text:style-name="T3"><text:line-break/></text:span>影展片大多都在敘情<text:span text:style-name="T3"><text:line-break/><text:line-break/></text:span>如果比喻成書的話<text:span text:style-name="T3"><text:line-break/></text:span>應該是小說和散文的差別而已<text:span text:style-name="T3"> <text:line-break/><text:line-break/></text:span>文章日期：<text:span text:style-name="T3">2011/7/4 11:17<text:line-break/></text:span>回應<text:span text:style-name="T3"> <text:line-break/><text:line-break/>12F</text:span>基本上此片<text:span text:style-name="T3">137</text:span>分鐘<text:span text:style-name="T3"><text:s/></text:span>扣掉有人說的<text:span text:style-name="T3">37</text:span>分鐘的影片<text:span text:style-name="T3"><text:s/></text:span>長度還有<text:span text:style-name="T3">100</text:span>分鐘<text:span text:style-name="T3"><text:s/></text:span>也比很多片子的片長多了。<text:span text:style-name="T3"><text:line-break/></text:span>我怎麼覺得那些生命起源之片段是不可或缺的<text:span text:style-name="T3"> <text:line-break/></text:span>而且是最精彩的<text:span text:style-name="T3">....<text:line-break/><text:line-break/></text:span>片子的類型很多<text:span text:style-name="T3">!</text:span>大家也不要太生氣<text:span text:style-name="T3">!<text:line-break/></text:span>不是一定要有<text:span text:style-name="T3"><text:s/></text:span>爆炸<text:span text:style-name="T3"><text:s/></text:span>爆乳<text:span text:style-name="T3"><text:s/></text:span>暴龍的<text:span text:style-name="T3"><text:s/></text:span>才是電影<text:span text:style-name="T3">! <text:line-break/><text:line-break/></text:span>文章日期：<text:span text:style-name="T3">2011/7/15 23:52<text:line-break/></text:span>回應<text:span text:style-name="T3"> <text:line-break/><text:line-break/></text:span>不知在演三<text:span text:style-name="T3">? <text:line-break/><text:line-break/></text:span>文章日期：<text:span text:style-name="T3">2011/8/7 20:58<text:line-break/></text:span>回應<text:span text:style-name="T3"> <text:line-break/><text:line-break/>14F</text:span>我也是完全看不懂，本來想至少有大牌明星撐場面，應該不會糟到那去，但是我真的錯了，雖然我撐到了看完，但真是浪費生命啊。<text:span text:style-name="T3"> <text:line-break/><text:line-break/></text:span>文章日期：<text:span text:style-name="T3">2011/8/10 15:54<text:line-break/></text:span>回應<text:span text:style-name="T3"> <text:line-break/><text:line-break/>15F</text:span>我撐的比你久<text:span text:style-name="T3">~<text:line-break/></text:span>我半小時才走人<text:span text:style-name="T3">~<text:line-break/></text:span>一直問上帝<text:span text:style-name="T3">~<text:line-break/></text:span>為什麼<text:span text:style-name="T3">~<text:line-break/></text:span>為什麼<text:span text:style-name="T3">~<text:line-break/></text:span>要信上帝<text:span text:style-name="T3">~<text:line-break/></text:span>就有問不完的為什麼<text:span text:style-name="T3">~<text:line-break/></text:span>這就是人生<text:span text:style-name="T3">!! <text:line-break/><text:line-break/></text:span>文章日期：<text:span text:style-name="T3">2011/9/25 11:50<text:line-break/></text:span>回應<text:span text:style-name="T3"> <text:line-break/><text:line-break/>16F</text:span>我的看法不同，別把這些藝術片看的太高了，我反而覺的是大家都看懂了，正因為看懂了，才知道它的爛<text:span text:style-name="T3">… <text:line-break/><text:line-break/></text:span>文章日期：<text:span text:style-name="T3">2011/9/25 12:35<text:line-break/></text:span>回應<text:span text:style-name="T3"> <text:line-break/><text:line-break/>17F</text:span>真不知是我水準太低看不懂<text:span text:style-name="T3">,</text:span>還是它真的拍的太不食人間煙火了<text:span text:style-name="T3">.....</text:span>一整個看不懂<text:span text:style-name="T3">! </text:span>我為了看命運化<text:span text:style-name="T3">?</text:span>師<text:span text:style-name="T3">,</text:span>還得硬看完這部<text:span text:style-name="T3">(</text:span>因為命運是第二場<text:span text:style-name="T3">&gt;'&lt;)<text:line-break/><text:line-break/></text:span>而且<text:span text:style-name="T3">,</text:span>我發現永生樹的男主角竟是布萊德彼特<text:span text:style-name="T3">..</text:span>救命呀<text:span text:style-name="T3">!</text:span>他還是演吸血鬼好了<text:span text:style-name="T3">.. <text:line-break/><text:line-break/></text:span>文章日期：<text:span text:style-name="T3">2011/9/29 13:41<text:line-break/></text:span>回應<text:span text:style-name="T3"> <text:line-break/><text:line-break/>18F</text:span>基本上，我覺得永生樹是一部鬼片。因為看了之後我只想罵：導演你在搞什麼鬼啊！拍這什麼爛片！要拍有深度的東西，也不是這樣搞的吧！一直看火山爆發冒煙噴岩漿，究竟是要表達啥？<text:span text:style-name="T3"><text:line-break/><text:line-break/></text:span>這是第一部讓我看到一半看不下去然後走人的電影。不對，不是看到一半，是大概半小時<text:span text:style-name="T3">……</text:span>。走的時候我心裡想：還繼續在看的觀眾們，你們真的看得懂嗎？<text:span text:style-name="T3">……</text:span>只能說：我真的太膚淺太沒內涵，所以完全看不懂！<text:span text:style-name="T3"> <text:line-break/><text:line-break/></text:span>文章日期：<text:span text:style-name="T3">2011/9/29 16:57<text:line-break/></text:span>回應<text:span text:style-name="T3"> <text:line-break/><text:line-break/>19F</text:span>不像這裡一堆腦殘的還有愛被共匪統一的丟老杯老木臉的腐爛殘渣<text:span text:style-name="T3"> <text:line-break/><text:line-break/></text:span>文章日期：<text:span text:style-name="T3">2012/3/31 16:00<text:line-break/></text:span>回應<text:span text:style-name="T3"> <text:line-break/><text:line-break/></text:span>主題：看到各位大大的觀後感<text:span text:style-name="T3">...</text:span>總算獲得一些安慰<text:span text:style-name="T3">...</text:span>形容的實在太好笑跟貼切啦<text:span text:style-name="T3">!<text:line-break/><text:line-break/></text:span>文章日期：<text:span text:style-name="T3">2012/2/14 02:44<text:line-break/></text:span>文章點閱：<text:span text:style-name="T3">562<text:line-break/></text:span>回應<text:span text:style-name="T3"> <text:line-break/><text:line-break/>1F</text:span>拍這部片最爽的應該就是那兩位巨星吧<text:span text:style-name="T3">!</text:span>史上最輕鬆容易獲得片酬的一部巨作<text:span text:style-name="T3">....</text:span>尤以西恩潘最爽<text:span text:style-name="T3">!! </text:span></text:p>
      <text:p text:style-name="P1"><text:span text:style-name="T1">陳真</text:span><text:s/>  |  2013.02.12 02:27   |   <text:a xlink:type="simple" xlink:href="http://palinfo.habago.org/Entry?Command=Information_PrintForum&amp;iPage=484#FORUM31781"><text:span text:style-name="T2">#</text:span></text:a></text:p>
      <text:p text:style-name="P5"><text:span text:style-name="T1">雨果的悲慘世界又拍成了電影</text:span>,<text:span text:style-name="T1">沒有拍得很好</text:span>,<text:span text:style-name="T1">但至少原劇音樂是很好聽的</text:span>,<text:span text:style-name="T1">特別是這首</text:span>Castle on a Cloud,<text:span text:style-name="T1">很適合當墓誌曲</text:span>.<text:line-break/><text:line-break/>http://www.youtube.com/watch?v=t-8H-vRXjyU<text:line-break/><text:line-break/>http://www.youtube.com/watch?v=r-wG5aHiRx0<text:line-break/><text:line-break/>http://www.youtube.com/watch?v=e-fmpY3lUhc<text:line-break/><text:line-break/><text:span text:style-name="T1">底下有中文翻譯</text:span>,<text:span text:style-name="T1">不過翻得很爛就是</text:span>,<text:span text:style-name="T1">而且現場那些半票觀眾不知道一直在笑什麼</text:span>,<text:span text:style-name="T1">有那麼好笑嗎</text:span>?<text:line-break/><text:line-break/>http://www.youtube.com/watch?v=6xnAi5MBoMU</text:p>
      <text:p text:style-name="P1"><text:span text:style-name="T1">陳真</text:span><text:s/>  |  2013.02.06 15:19   |   <text:a xlink:type="simple" xlink:href="http://palinfo.habago.org/Entry?Command=Information_PrintForum&amp;iPage=484#FORUM31780"><text:span text:style-name="T2">#</text:span></text:a></text:p>
      <text:p text:style-name="P2"><text:span text:style-name="T3">(</text:span>又續<text:span text:style-name="T3">)<text:line-break/><text:line-break/></text:span>人分兩種<text:span text:style-name="T3">,</text:span>除了男人女人好人壞人<text:span text:style-name="T3">,</text:span>更重要的是<text:span text:style-name="T3">: </text:span>一種是<text:span text:style-name="T3">1,</text:span>一種只是某個小數點<text:span text:style-name="T3">. 1 </text:span>很少<text:span text:style-name="T3">,</text:span>小數點卻千千萬萬<text:span text:style-name="T3">,</text:span>絕大多數屬於後者<text:span text:style-name="T3">,</text:span>他不是一個整體<text:span text:style-name="T3">,</text:span>不是一個人拉一匹馬車<text:span text:style-name="T3">,</text:span>而只是一種<text:span text:style-name="T3"><text:s/>"</text:span>會員<text:span text:style-name="T3">",</text:span>隸屬某個俱樂部<text:span text:style-name="T3">,</text:span>某個組織某個黨某種旗幟<text:span text:style-name="T3">. <text:line-break/><text:line-break/></text:span>小數點看事情不是一個人的眼光<text:span text:style-name="T3">,</text:span>而是依照某種會員標準<text:span text:style-name="T3">,</text:span>彼此有著一套通關密語<text:span text:style-name="T3">,</text:span>例如<text:span text:style-name="T3"><text:s/>"</text:span>愛台灣<text:span text:style-name="T3">",</text:span>藉以區分敵我<text:span text:style-name="T3">,</text:span>藉以判定某種人事物是否正確存在<text:span text:style-name="T3">.<text:line-break/><text:line-break/></text:span>小點是沒頭沒腦連臉也沒有的<text:span text:style-name="T3">,</text:span>他其實也不需要這些<text:span text:style-name="T3">,</text:span>因為他只是某個集體的一部份<text:span text:style-name="T3">.</text:span>集體才是大腦才是意志中樞<text:span text:style-name="T3">,</text:span>一聲令下<text:span text:style-name="T3">,</text:span>小數點就會開始覆述各種指令與口號<text:span text:style-name="T3">(</text:span>最新口號叫反媒體壟斷<text:span text:style-name="T3">);</text:span>他沒法獨立存在<text:span text:style-name="T3">,</text:span>因為若沒有組織<text:span text:style-name="T3">,</text:span>沒有黨中央<text:span text:style-name="T3">,</text:span>會員是無法單獨存在的<text:span text:style-name="T3">. <text:line-break/><text:line-break/></text:span>人們愛怎麼活<text:span text:style-name="T3">,</text:span>其實我一點也不關心<text:span text:style-name="T3">. </text:span>問題是<text:span text:style-name="T3">,</text:span>你不想關心小數點<text:span text:style-name="T3">,</text:span>小數點卻偏偏很關心你<text:span text:style-name="T3">. </text:span>地球只有一個<text:span text:style-name="T3">,</text:span>你很難不被你的地球<text:span text:style-name="T3"><text:s/>"</text:span>室友<text:span text:style-name="T3">" </text:span>們所干擾<text:span text:style-name="T3">,</text:span>就好像一個電影院如果總是一堆吃吃喝喝吱吱喳喳的混蛋觀眾<text:span text:style-name="T3">,</text:span>你恐怕也很難好好看自己的電影<text:span text:style-name="T3">.<text:line-break/><text:line-break/></text:span>羅素說得對<text:span text:style-name="T3">,</text:span>這世界的問題就在於聰慧者太多疑問<text:span text:style-name="T3">,</text:span>凡是總是思索再三打問號<text:span text:style-name="T3">,</text:span>而為數眾多的蠢蛋卻凡事有結論<text:span text:style-name="T3">. </text:span>有結論是他家的事<text:span text:style-name="T3">,</text:span>麻煩卻在於小數點們卻硬要你歌頌他們黨的結論<text:span text:style-name="T3">,</text:span>歌頌那些蠢到爆的會員標準<text:span text:style-name="T3">.</text:span></text:p>
      <text:p text:style-name="P1"><text:span text:style-name="T1">陳真</text:span><text:s/>  |  2013.02.06 10:30   |   <text:a xlink:type="simple" xlink:href="http://palinfo.habago.org/Entry?Command=Information_PrintForum&amp;iPage=484#FORUM31779"><text:span text:style-name="T2">#</text:span></text:a></text:p>
      <text:p text:style-name="P3"><text:span text:style-name="T3">(</text:span>續<text:span text:style-name="T3">)<text:line-break/><text:line-break/></text:span>既然話語不願產生影響為何仍要說出<text:span text:style-name="T3">? </text:span>那是因為不願影響是指不影響內容<text:span text:style-name="T3">,</text:span>而非不影響形式<text:span text:style-name="T3">. </text:span>我教你怎麼做數學的目的<text:span text:style-name="T3">,</text:span>並不是要你記住某一道題的答案<text:span text:style-name="T3">(</text:span>內容<text:span text:style-name="T3">),</text:span>答案一點都不重要<text:span text:style-name="T3">,</text:span>重要的是你自己到底會不會解題<text:span text:style-name="T3">.<text:line-break/><text:line-break/></text:span>的確有些東西之所以存在是為了消失<text:span text:style-name="T3">,</text:span>傅科說<text:span text:style-name="T3">:"</text:span>我希望我的思想與作品在它們被使用過後就像爆竹一樣燃為灰燼<text:span text:style-name="T3">." </text:span>但絕大多數蠢蛋或混蛋卻希望自己的思想與作品被貼在牆上當春聯搞裝飾<text:span text:style-name="T3">. <text:line-break/><text:line-break/></text:span>很多人反英雄反獨裁反這個反那個反到最後的目的無非只是希望自己成為英雄成為他原先所反對的那個東西<text:span text:style-name="T3">. </text:span>我看那些高唱眾生平等的所謂大師們<text:span text:style-name="T3">,</text:span>最後卻巍巍峨峨地高人一等而不以為恥<text:span text:style-name="T3">. <text:line-break/><text:line-break/></text:span>市面上話語眾多<text:span text:style-name="T3">,</text:span>理想多如狗毛滿天飛<text:span text:style-name="T3">,</text:span>其所存在的目的往往不但不是為了消失<text:span text:style-name="T3">,</text:span>反倒是為了壯大我方勢力<text:span text:style-name="T3">,</text:span>消滅異己<text:span text:style-name="T3">,</text:span>最好是殺個片甲不留讓對方一點聲音也發不出來<text:span text:style-name="T3">. </text:span>幹它媽的所謂反媒體壟斷便是如此<text:span text:style-name="T3">. </text:span>愛台灣這一派都已大獲全勝如雷灌耳了<text:span text:style-name="T3">,</text:span>卻還要把異聲趕盡殺絕<text:span text:style-name="T3">. <text:line-break/><text:line-break/></text:span>參與這類掛羊頭賣狗肉的所謂<text:span text:style-name="T3"><text:s/>"</text:span>運動<text:span text:style-name="T3">" </text:span>者<text:span text:style-name="T3">,</text:span>不是別有政治居心<text:span text:style-name="T3">(</text:span>打擊統派<text:span text:style-name="T3">),</text:span>就是頭殼壞去智能顯然有問題<text:span text:style-name="T3">,</text:span>他不知道自己在幹什麼<text:span text:style-name="T3">. </text:span>在華人圈子裏<text:span text:style-name="T3">,</text:span>這類人士永不缺貨<text:span text:style-name="T3">,</text:span>所謂獨立思考大概離我們還有十億八千萬光年那麼遙遠<text:span text:style-name="T3">, <text:line-break/><text:line-break/>"</text:span>放眼望去皆是愚人<text:span text:style-name="T3">"(</text:span>某人詩句我忘了是誰<text:span text:style-name="T3">),</text:span>所謂<text:span text:style-name="T3"><text:s/>"</text:span>進步<text:span text:style-name="T3">" </text:span>不過就是把這面旗換成那面旗<text:span text:style-name="T3">,</text:span>然後繼續蠢血沸騰地喊打喊殺搖旗吶喊<text:span text:style-name="T3">. </text:span>過去那些忠黨愛國的青年男女<text:span text:style-name="T3">,</text:span>跟現在這些綠衛兵們<text:span text:style-name="T3">,</text:span>純粹是同卵雙生<text:span text:style-name="T3">,</text:span>思想與人品之低劣<text:span text:style-name="T3">,</text:span>今昔兩造看不出任何差異<text:span text:style-name="T3">,</text:span>差別只是過去舉藍旗現在扛綠旗<text:span text:style-name="T3">,</text:span>反動與愚昧本質卻完全一致<text:span text:style-name="T3">.</text:span></text:p>
      <text:p text:style-name="P1"><text:span text:style-name="T1">陳真</text:span><text:s/>  |  2013.02.06 04:36   |   <text:a xlink:type="simple" xlink:href="http://palinfo.habago.org/Entry?Command=Information_PrintForum&amp;iPage=484#FORUM31778"><text:span text:style-name="T2">#</text:span></text:a></text:p>
      <text:p text:style-name="P2">台灣媒體有多樣性可言嗎<text:span text:style-name="T3">? </text:span>台灣媒體有新聞自由嗎<text:span text:style-name="T3">? <text:line-break/><text:line-break/></text:span>在過去<text:span text:style-name="T3">,</text:span>台獨不能講也不許想<text:span text:style-name="T3">,</text:span>一講一想便要惹禍<text:span text:style-name="T3">,</text:span>思想有問題<text:span text:style-name="T3">,</text:span>現在還是一樣<text:span text:style-name="T3">,</text:span>甚且變本加厲<text:span text:style-name="T3">,</text:span>差別只是在於從台獨變成統一不能講也不許想<text:span text:style-name="T3">,</text:span>一講便要倒大霉<text:span text:style-name="T3">,</text:span>便是人民公敵<text:span text:style-name="T3">,</text:span>便是思想有問題<text:span text:style-name="T3">,</text:span>甚至只不過是對於大陸不夠敵視<text:span text:style-name="T3">,</text:span>便會被視為內部敵人<text:span text:style-name="T3">. <text:line-break/><text:line-break/></text:span>媽的<text:span text:style-name="T3">,</text:span>若真在乎什麼言論自由與多樣化<text:span text:style-name="T3">,</text:span>應該如林義雄所說<text:span text:style-name="T3">,</text:span>盡量歡迎對岸的聲音來台自由傳揚才對<text:span text:style-name="T3">. </text:span>任何一種思想或主張<text:span text:style-name="T3">,</text:span>應該憑智性憑理性憑本事說服他人<text:span text:style-name="T3">,</text:span>而不是打壓異己使之心生恐懼而不敢講<text:span text:style-name="T3">,</text:span>甚至根本也沒有地方可以講<text:span text:style-name="T3">,</text:span>一講<text:span text:style-name="T3">,</text:span>蛆民們便又要蠢血沸騰起來嚇人糟蹋人了<text:span text:style-name="T3">. <text:line-break/><text:line-break/></text:span>一種思想或主張<text:span text:style-name="T3">,</text:span>乃是透過理性辯駁而分出高下<text:span text:style-name="T3">,</text:span>但在台灣卻永遠都是憑著多數傷害少數的方式來掐住異己的聲音<text:span text:style-name="T3">. </text:span>今天如果新華社來台灣辦報<text:span text:style-name="T3">,</text:span>我一定會訂閱一份來看<text:span text:style-name="T3">.<text:line-break/><text:line-break/></text:span>一個成熟的社會哪會在乎什麼言論壟斷<text:span text:style-name="T3">? </text:span>壟斷言論不是來自資本歸屬<text:span text:style-name="T3">,</text:span>而是來自病態扭曲的社會文化<text:span text:style-name="T3">. </text:span>如果一個社會放眼望去全是嚇死人的蛆民蠕蠕而動<text:span text:style-name="T3">,</text:span>稍有不敬或稍有異見<text:span text:style-name="T3">,</text:span>便會遭殃<text:span text:style-name="T3">,</text:span>言論能不壟斷嗎<text:span text:style-name="T3">?<text:line-break/><text:line-break/></text:span>這些只是粗淺到不能再粗淺的基本觀念<text:span text:style-name="T3">,</text:span>但在這鬼島上卻從不被當一回事<text:span text:style-name="T3">,</text:span>人們一天到晚只是忙著造勢<text:span text:style-name="T3">,</text:span>希望我方勢力茁狀<text:span text:style-name="T3">,</text:span>希望敵方最好徹底消滅<text:span text:style-name="T3">. </text:span>因此<text:span text:style-name="T3">,</text:span>不管哪一種政治立場<text:span text:style-name="T3">,</text:span>只要取得主流便惡形惡狀臭不可聞<text:span text:style-name="T3">.<text:line-break/><text:line-break/></text:span>至於言論壟斷<text:span text:style-name="T3">,</text:span>不管左右<text:span text:style-name="T3">,</text:span>無論黨派<text:span text:style-name="T3">,</text:span>任何媒體都一樣<text:span text:style-name="T3">,</text:span>都是在洗腦用的<text:span text:style-name="T3">,</text:span>這基本上就是媒體之所以存在的內在必然屬性<text:span text:style-name="T3">. </text:span>例如我所屬的<text:span text:style-name="T3"><text:s/>"</text:span>立報<text:span text:style-name="T3">" </text:span>雖說另類媒體<text:span text:style-name="T3">,</text:span>雖說少數聲音<text:span text:style-name="T3">,</text:span>但何嘗不是洗腦<text:span text:style-name="T3">? </text:span>何嘗不是企圖要製造共識<text:span text:style-name="T3">,</text:span>希望少數思維能變成大多數人的共識<text:span text:style-name="T3">. <text:line-break/><text:line-break/></text:span>哈巴狗電台或巴勒網更是整天在給各位洗腦<text:span text:style-name="T3">,</text:span>差別只是在於本台不但比較誠實<text:span text:style-name="T3">,</text:span>老實說出企圖製造共識的真面目<text:span text:style-name="T3">,</text:span>而且還有點變態<text:span text:style-name="T3">,</text:span>一方面製造共識<text:span text:style-name="T3">,</text:span>一方面卻對於共識這種東西真的很堵爛<text:span text:style-name="T3">. </text:span>特別是在個人層面更是如此<text:span text:style-name="T3">. woody allen</text:span>說<text:span text:style-name="T3">,"</text:span>我很不喜歡加入一個有著跟我類似的會員的俱樂部<text:span text:style-name="T3">." </text:span>我也常覺得自己越來越自閉<text:span text:style-name="T3">,</text:span>套句愛因斯坦的話<text:span text:style-name="T3">,"</text:span>隨著歲月增長<text:span text:style-name="T3">,</text:span>我想一個人拉一匹馬車的衝動也隨之越來越強<text:span text:style-name="T3">".<text:line-break/><text:line-break/></text:span>個人層面如此<text:span text:style-name="T3">,</text:span>集體層面也一樣<text:span text:style-name="T3">,</text:span>我想說的是<text:span text:style-name="T3">: </text:span>任何思想都沒問題<text:span text:style-name="T3">,</text:span>直到它成為一種共識<text:span text:style-name="T3">. <text:line-break/><text:line-break/></text:span>當一種思想成為彷彿真理般不可挑戰的命題時<text:span text:style-name="T3">,</text:span>那它肯定是第一個應該被推翻的教條<text:span text:style-name="T3">. </text:span>宛如宿命般<text:span text:style-name="T3">,</text:span>一切概念屬性均是如此<text:span text:style-name="T3">.<text:line-break/><text:line-break/>chomsky</text:span>之<text:span text:style-name="T3"><text:s/>"</text:span>製造共識<text:span text:style-name="T3">" </text:span>一書並不是在反對媒體壟斷<text:span text:style-name="T3">,</text:span>如果他所要說的只是這樣一種幼稚到爆的規範性<text:span text:style-name="T3">(normative)</text:span>主張<text:span text:style-name="T3">,</text:span>那不是很好笑嗎<text:span text:style-name="T3">? </text:span>請問世界上有哪個媒體不是整天企圖在製造共識<text:span text:style-name="T3">,</text:span>型塑輿論<text:span text:style-name="T3">? chomsky </text:span>並不是在反對什麼<text:span text:style-name="T3">,</text:span>而只是在描述一種必然存在的愚化現象<text:span text:style-name="T3">,</text:span>一個人或一個機構或一個政府<text:span text:style-name="T3">,</text:span>非理性地影響了另一個人<text:span text:style-name="T3">;</text:span>或者說<text:span text:style-name="T3">,</text:span>這個被影響的阿西<text:span text:style-name="T3">,</text:span>不假思索地總是直接把別人的想法或品味給變成自己的<text:span text:style-name="T3">.<text:line-break/><text:line-break/></text:span>哲學家基本上都很討厭這種現象<text:span text:style-name="T3">,</text:span>殷海光聽說每次開學第一堂課都會在黑板上寫下一行字<text:span text:style-name="T3">: "</text:span>做一個不受人惑的人<text:span text:style-name="T3">".<text:line-break/><text:line-break/></text:span>我說出我想說的<text:span text:style-name="T3">,</text:span>但我對天發誓<text:span text:style-name="T3">,</text:span>我對於影響他人一事相當反感<text:span text:style-name="T3">,</text:span>仍然還是那句尼采老話<text:span text:style-name="T3">:"</text:span>追隨我<text:span text:style-name="T3">,</text:span>你會失去你和我<text:span text:style-name="T3">,</text:span>追隨你自己<text:span text:style-name="T3">,</text:span>你終將會看見你和我<text:span text:style-name="T3">."</text:span></text:p>
      <text:p text:style-name="P1"><text:span text:style-name="T1">秉叡</text:span><text:s/>  |  2013.02.05 21:10   |   <text:a xlink:type="simple" xlink:href="http://palinfo.habago.org/Entry?Command=Information_PrintForum&amp;iPage=484#FORUM31777"><text:span text:style-name="T2">#</text:span></text:a></text:p>
      <text:p text:style-name="P3">想請教陳真先生一件事：到底旺中收購蘋果這一件事，到底會不會對台灣媒體的多樣性或是新聞自由產生負面引響呢？</text:p>
      <text:p text:style-name="P4"/>
      <text:p text:style-name="P1"><text:span text:style-name="T1">楊世主</text:span><text:s/>  |  2013.02.05 13:20   |   <text:a xlink:type="simple" xlink:href="http://palinfo.habago.org/Entry?Command=Information_PrintForum&amp;iPage=485#FORUM31776"><text:span text:style-name="T2">#</text:span></text:a></text:p>
      <text:p text:style-name="P3">喬姆斯基事件的照片讓我想到這個作品，當某種拜神與寵物合體，生命便無言，只剩詭異<text:span text:style-name="T3">. <text:line-break/>http://news.gamme.com.tw/164362</text:span></text:p>
      <text:p text:style-name="P1"><text:span text:style-name="T1">陳真</text:span><text:s/>  |  2013.02.05 02:05   |   <text:a xlink:type="simple" xlink:href="http://palinfo.habago.org/Entry?Command=Information_PrintForum&amp;iPage=485#FORUM31775"><text:span text:style-name="T2">#</text:span></text:a></text:p>
      <text:p text:style-name="P2"><text:span text:style-name="T3">(</text:span>又續<text:span text:style-name="T3">)<text:line-break/><text:line-break/></text:span>年輕一代或許很難想像<text:span text:style-name="T3">,</text:span>在台灣還沒有任何環保組織或環保意識之前<text:span text:style-name="T3">,</text:span>在自己家的農舍裏頭跟幾位朋友定期討論河水重金屬污染與空氣污染問題<text:span text:style-name="T3">,</text:span>桌子底面竟然找到情治單位的竊聽器<text:span text:style-name="T3">,</text:span>荷槍實彈的員警幾度破門包抄<text:span text:style-name="T3"><text:s/>"</text:span>臨檢<text:span text:style-name="T3">". <text:line-break/><text:line-break/></text:span>這個發源於高雄橋頭的高雄縣生態環境保護會<text:span text:style-name="T3">,</text:span>應該就是台灣第一個環保組織<text:span text:style-name="T3">,</text:span>幾年後<text:span text:style-name="T3">,</text:span>籌組成立台灣環保聯盟<text:span text:style-name="T3">.<text:line-break/><text:line-break/></text:span>在台灣還沒有任何兒童福利的討論之前<text:span text:style-name="T3">,</text:span>你大概也很難想像提倡兒童人權與兒童福利概念及主張重症兒童免費醫療會招來軍警特等單位聯合大學與高中的全面圍勦抹黑及退學<text:span text:style-name="T3">,</text:span>甚至構成<text:span text:style-name="T3"><text:s/>"</text:span>煽惑群眾內亂<text:span text:style-name="T3">" </text:span>的叛亂罪狀之一<text:span text:style-name="T3">.<text:line-break/><text:line-break/></text:span>戒嚴時期<text:span text:style-name="T3">,</text:span>在聚眾抗議乃唯一死刑的恐怖高壓下<text:span text:style-name="T3">,</text:span>你大概也很難想像<text:span text:style-name="T3"><text:s/>"</text:span>聚眾反對戒嚴<text:span text:style-name="T3">" </text:span>差不多就是等於決定把自己這條小命給豁出去<text:span text:style-name="T3">,</text:span>我不相信有幾個當年<text:span text:style-name="T3">(1986</text:span>年<text:span text:style-name="T3">)519</text:span>龍山寺反戒嚴示威的參與者不需要事先寫下遺書<text:span text:style-name="T3">.<text:line-break/><text:line-break/></text:span>這些年代久遠的姑且不說<text:span text:style-name="T3">,</text:span>大約<text:span text:style-name="T3">1996</text:span>年<text:span text:style-name="T3">,</text:span>那時還沒有任何動物保護意識<text:span text:style-name="T3">,</text:span>當年台灣首次發生豬隻口蹄疫<text:span text:style-name="T3">,</text:span>數十萬頭豬被殘忍地火燒活埋<text:span text:style-name="T3">.</text:span>當時人心惶惶<text:span text:style-name="T3">,</text:span>主政者恰好利用這個民氣可用的大好時機<text:span text:style-name="T3">,</text:span>透過一些學者發表奇怪言論說什麼口蹄疫有可能導致狂犬病<text:span text:style-name="T3">,</text:span>企圖大規模屠殺流浪狗<text:span text:style-name="T3">. <text:line-break/><text:line-break/></text:span>此一企圖<text:span text:style-name="T3">,</text:span>在當時似乎獲得台灣大多數人的贊成<text:span text:style-name="T3">. </text:span>反對者不但必然招來罵名<text:span text:style-name="T3">,</text:span>許多在路邊餵養流浪狗的人士或愛心媽媽更是頻頻遭到路人肢體攻擊<text:span text:style-name="T3">,</text:span>有的還被打得頭破血流<text:span text:style-name="T3">,</text:span>因為人們普遍認為<text:span text:style-name="T3">,</text:span>人都救不了了還管什麼畜牲的死活<text:span text:style-name="T3">! </text:span>人們四處虐殺小狗的典型說法是<text:span text:style-name="T3">: </text:span>政府不敢殺<text:span text:style-name="T3"><text:s/>(</text:span>因為有你們這些可惡的愛狗人士的反對<text:span text:style-name="T3">), </text:span>我來替政府殺<text:span text:style-name="T3">.<text:line-break/><text:line-break/></text:span>當年<text:span text:style-name="T3">,</text:span>我就曾在沙鹿童綜合醫院旁一家豆漿店外面見到剛剛被人用上頭釘著鐵釘的木棍活活敲頭打死的流浪幼犬<text:span text:style-name="T3">,</text:span>鮮血沿著下坡路流出一條長長的紅色小河<text:span text:style-name="T3">.</text:span>打狗殺狗事件頻傳<text:span text:style-name="T3">,</text:span>眾人見怪不怪<text:span text:style-name="T3">,</text:span>不以為忤<text:span text:style-name="T3">.<text:line-break/><text:line-break/></text:span>從政治到環保<text:span text:style-name="T3">,</text:span>從兒童人權到動物權<text:span text:style-name="T3">,</text:span>任何所謂社會運動必然只是屬於一小撮異類<text:span text:style-name="T3">,</text:span>必然是在眾人的異樣眼光或主流勢力的惡意高壓下進行<text:span text:style-name="T3">,</text:span>等待著你的必然是眾人無所不在的敵意與鄙視<text:span text:style-name="T3">,</text:span>棍棒與黑牢<text:span text:style-name="T3">,</text:span>而不會是掌聲<text:span text:style-name="T3">.<text:line-break/><text:line-break/></text:span>如果有一種<text:span text:style-name="T3"><text:s/>"</text:span>運動<text:span text:style-name="T3">",</text:span>嘴裏說普世價值<text:span text:style-name="T3">,</text:span>骨子裡卻純屬政治驅動<text:span text:style-name="T3">,</text:span>旨在傷害敵方勢力<text:span text:style-name="T3">;</text:span>參與者不但張揚跋扈<text:span text:style-name="T3">,</text:span>而且掌聲不斷<text:span text:style-name="T3">,</text:span>得意非凡<text:span text:style-name="T3">,</text:span>甚至還能跑到立法院質詢台上大罵高官而高官卻不敢回嘴<text:span text:style-name="T3">,</text:span>居然政治正確到這樣一種令人噤若寒蟬不敢批評的地步<text:span text:style-name="T3">,</text:span>甚至連不大力熱烈支持也能惹來不可思議的攻擊與騷擾做為懲罰<text:span text:style-name="T3">,</text:span>幹它媽的你說這是哪門子幹它媽的社運<text:span text:style-name="T3">?!</text:span>該不會有人說麥卡錫主義的反共十字軍運動也是一種社會運動吧<text:span text:style-name="T3">!</text:span></text:p>
      <text:p text:style-name="P1"><text:span text:style-name="T1">陳真</text:span><text:s/>  |  2013.02.05 02:02   |   <text:a xlink:type="simple" xlink:href="http://palinfo.habago.org/Entry?Command=Information_PrintForum&amp;iPage=485#FORUM31774"><text:span text:style-name="T2">#</text:span></text:a></text:p>
      <text:p text:style-name="P3">這是立報社論<text:span text:style-name="T3">,</text:span>寫得還不錯<text:span text:style-name="T3">.<text:line-break/><text:line-break/></text:span>陳真<text:span text:style-name="T3"><text:line-break/><text:line-break/>============<text:line-break/></text:span>台灣立報：智識上的自我防衛<text:span text:style-name="T3"><text:line-break/>2013-01-31 <text:line-break/><text:line-break/></text:span>【台灣立報】<text:span text:style-name="T3"> <text:line-break/><text:line-break/></text:span>語言學大師卻被語言所欺弄，這是喬姆斯基（<text:span text:style-name="T3">Noam Chomsky</text:span>）最近所遭遇的一場鬧劇。這位舉世敬重的知識份子典範，畢生以「誠實」和「正直」為職志，一方面在浩瀚的知識海洋裡建構認知語言的體系，另一方面也以筆為刀，戳穿權力的偽善，揭破資本主義市場的魅惑。詎料，大師終生勤謹，卻在晚年被一位來自台灣的學生所戲弄。<text:span text:style-name="T3"> <text:line-break/><text:line-break/></text:span>一位參與「反媒體壟斷」的學生於去年年底赴美參加會議，會場上遇見喬姆斯基，遂以支持言論自由的理由，要求大師舉牌並拍照存證。這張照片很快成為反壟斷陣營的重大資產，《自由時報》列為頭條，參與者從而被注入了強心劑，彷彿整個運動已成為全球知識界的共識。<text:span text:style-name="T3"> <text:line-break/><text:line-break/></text:span>然而，事後揭露的真相是：照片上的手舉牌，只有「反媒體壟斷」幾個字附加英文，其他的中文訊息並未被充分告知。尤其是「拒絕中國黑手」這幾個字，喬姆斯基後來明確表示完全不知情。<text:span text:style-name="T3"> <text:line-break/><text:line-break/></text:span>反媒體壟斷陣營充分利用網路影像傳播，除了在台灣本土的動員之外，還在全球各地找留學生、名人舉牌拍照，上網傳播，這當然是為了營造整個運動已取得舉世「共識」的印象。然則，喬姆斯基本人對於任何「共識」的營造，不管是透過權力、市場、迷信或黨派私心，都抱持著批判、質疑的態度。他寫過一本書，書名就叫做《營造共識》（<text:span text:style-name="T3">Manufacturing Consent</text:span>）。書中，這位語言學大師提到：「我們的目標就是要激勵讀者學習『智識上的自我防衛』，並建議一些自我防衛的方法；易言之，也就是幫助人們去顛覆那些意圖『營造共識』的激狂設計，並且讓人們可以掌握自己的命運，而不再是被動的訊息接收者<text:span text:style-name="T3">……</text:span>」<text:span text:style-name="T3"> <text:line-break/><text:line-break/></text:span>遺憾的是，喬姆斯基畢生劬勞建構的「自我防衛」體系，在晚年被台灣的一個年輕學生攻破。他在不知不覺中參與了「台灣共識」的營造！什麼是台灣共識？說穿了，就是大師被欺矇的那一行字。被刻意掩蓋遮蔽的，正是其核心最關鍵的真實。<text:span text:style-name="T3"> <text:line-break/><text:line-break/></text:span>反媒體壟斷的主導者最近也已承認，「中國因素」是整個運動的關鍵。這正是「台灣共識」的不斷複製。這樣的複製，出現在民進黨頭人的談話中，出現在成大教師蔣為文的嗆聲行動中，出現在以本土為名的眾多媒體當中，也出現在一場又一場以社會運動為名的群眾動員之中。這樣的共識營造，在台灣，其實已成為另一種形式的宰制。但是，把這種台灣本土的宰制性共識硬栽到語言學大師的頭上，既不誠實，也不正直。而，我們不得不再說一次：「誠實」與「正直」才是大師畢生的職志。<text:span text:style-name="T3">(</text:span>全文／摘至台灣立報<text:span text:style-name="T3">2013/1/30</text:span>社論<text:span text:style-name="T3">http://www.lihpao.com/?action-viewnews-itemid-126283) </text:span></text:p>
      <text:p text:style-name="P1"><text:span text:style-name="T1">陳真</text:span><text:s/>  |  2013.02.04 19:20   |   <text:a xlink:type="simple" xlink:href="http://palinfo.habago.org/Entry?Command=Information_PrintForum&amp;iPage=485#FORUM31772"><text:span text:style-name="T2">#</text:span></text:a></text:p>
      <text:p text:style-name="P2"><text:span text:style-name="T3">(</text:span>再續<text:span text:style-name="T3">)<text:line-break/><text:line-break/></text:span>在所謂反美反戰陣營裏頭當然也多得是蛆類生物<text:span text:style-name="T3">,</text:span>有的因位居學術要津<text:span text:style-name="T3">,</text:span>還儼然領袖咧<text:span text:style-name="T3">,</text:span>但恕我不敢舉例<text:span text:style-name="T3">,</text:span>也不敢描述其壯烈蛆史<text:span text:style-name="T3">,</text:span>總之這類生物四處都有<text:span text:style-name="T3">,</text:span>說有多無恥就有多無恥<text:span text:style-name="T3">,</text:span>說有多惡心就有多惡心<text:span text:style-name="T3">.<text:line-break/><text:line-break/></text:span>在西方社會<text:span text:style-name="T3">,</text:span>熱心從事公眾事務者<text:span text:style-name="T3">,</text:span>平常行事為人通常也格外令人敬佩<text:span text:style-name="T3">,</text:span>在台灣卻剛好相反<text:span text:style-name="T3">,</text:span>你若要尋找人渣的模樣<text:span text:style-name="T3">,</text:span>不妨就從社運界裏去找<text:span text:style-name="T3">,</text:span>品性水平明顯遠低於一般人<text:span text:style-name="T3">. </text:span>當然不能說每個都是<text:span text:style-name="T3">,</text:span>但若說<text:span text:style-name="T3">99%</text:span>都是<text:span text:style-name="T3">,</text:span>絕不為過<text:span text:style-name="T3">. </text:span>越是媒體亮麗者<text:span text:style-name="T3">,</text:span>越是臭不可聞<text:span text:style-name="T3">.</text:span></text:p>
      <text:p text:style-name="P1"><text:span text:style-name="T1">陳真</text:span><text:s/>  |  2013.02.04 19:05   |   <text:a xlink:type="simple" xlink:href="http://palinfo.habago.org/Entry?Command=Information_PrintForum&amp;iPage=485#FORUM31771"><text:span text:style-name="T2">#</text:span></text:a></text:p>
      <text:p text:style-name="P3"><text:span text:style-name="T3">(</text:span>續<text:span text:style-name="T3">)<text:line-break/><text:line-break/>chomsky</text:span>又不是智障<text:span text:style-name="T3">,</text:span>怎麼可能支持什麼碗糕反媒體壟斷<text:span text:style-name="T3">?!<text:line-break/><text:line-break/></text:span>就跟許多西方著名的異議份子一樣<text:span text:style-name="T3">(</text:span>例如<text:span text:style-name="T3"><text:s/>John Pilger),chomsky</text:span>不親任何政權<text:span text:style-name="T3">,</text:span>但他對於中國政府的認知<text:span text:style-name="T3">,</text:span>聽在愛台灣之流的人耳裏<text:span text:style-name="T3">,</text:span>恐怕不知道要給他戴上多少頂帽子<text:span text:style-name="T3">. </text:span>還好他們不是台灣人<text:span text:style-name="T3">,</text:span>要不然就是台奸<text:span text:style-name="T3">.<text:line-break/><text:line-break/></text:span>他們對中國的認知一點都不特別<text:span text:style-name="T3">,</text:span>因為那只是一些難以否認的事實<text:span text:style-name="T3">. </text:span>比方說<text:span text:style-name="T3">,</text:span>美國幾十年來四處侵略姦殺擄掠顛覆政變樣樣來<text:span text:style-name="T3">,</text:span>但中國的崛起卻不搞這些<text:span text:style-name="T3">,</text:span>因此<text:span text:style-name="T3">, chomsky</text:span>認為中國的強大不但足以制衡美國之片面胡作非為<text:span text:style-name="T3">,</text:span>而且對於世界和平秩序起了重要穩定作用<text:span text:style-name="T3">.<text:line-break/><text:line-break/></text:span>北七們大概又要假裝好像很關心什麼似地說中國這樣那樣啦<text:span text:style-name="T3">,</text:span>對於這些低能到爆的說法<text:span text:style-name="T3">,</text:span>我實在沒興趣反駁<text:span text:style-name="T3">,</text:span>因為他們並不是真的笨到聽不懂<text:span text:style-name="T3">,</text:span>而是這些人在乎的從來都不是什麼是非曲直或理性思辯<text:span text:style-name="T3">;</text:span>他們在乎的只是顏色政黨立場等等這類敵我概念<text:span text:style-name="T3">,</text:span>只要是敵<text:span text:style-name="T3">,</text:span>或者說只要想法與之不同或甚至只是沒有熱烈擁戴之<text:span text:style-name="T3">,</text:span>便是敵人<text:span text:style-name="T3">,</text:span>然後就想盡辦法去傷害敵人<text:span text:style-name="T3">,</text:span>至於<text:span text:style-name="T3"><text:s/>"</text:span>我方<text:span text:style-name="T3">" </text:span>當然什麼都對<text:span text:style-name="T3">.<text:line-break/><text:line-break/></text:span>對此我其實也沒啥意見<text:span text:style-name="T3">,</text:span>世上許多國家本來就會有著許多基本教義派<text:span text:style-name="T3">,</text:span>對於非我族類視如寇讎<text:span text:style-name="T3">. </text:span>這倒無妨<text:span text:style-name="T3">,</text:span>至少在道德上不必然有什麼問題<text:span text:style-name="T3">. </text:span>重點是<text:span text:style-name="T3">: </text:span>殺敵沒關係<text:span text:style-name="T3">,</text:span>但你得像個<text:span text:style-name="T3"><text:s/>"</text:span>人<text:span text:style-name="T3">" </text:span>像個好漢那樣去做你所相信的事<text:span text:style-name="T3">,</text:span>而不是像蛆一樣一大團<text:span text:style-name="T3">,</text:span>個個沒頭沒臉地用一些卑劣的方法陰陰暗暗地傷人<text:span text:style-name="T3">,</text:span>好像自己很見不得人似的<text:span text:style-name="T3">. </text:span>觸目所及全是蛆<text:span text:style-name="T3">,</text:span>在這類蛆營裏頭<text:span text:style-name="T3">,</text:span>我從沒見過一個<text:span text:style-name="T3"><text:s/>"</text:span>人<text:span text:style-name="T3">" </text:span>正正直直地去捍衛自己的思想也好<text:span text:style-name="T3">,</text:span>偏見也罷<text:span text:style-name="T3">,</text:span>全是陰著來<text:span text:style-name="T3">,</text:span>全是耍嘴皮<text:span text:style-name="T3">,</text:span>全是打肚臍下三寸<text:span text:style-name="T3">.</text:span></text:p>
      <text:p text:style-name="P1"><text:span text:style-name="T1">陳真</text:span><text:s/>  |  2013.02.04 18:17   |   <text:a xlink:type="simple" xlink:href="http://palinfo.habago.org/Entry?Command=Information_PrintForum&amp;iPage=485#FORUM31770"><text:span text:style-name="T2">#</text:span></text:a></text:p>
      <text:p text:style-name="P2">對於這些張牙舞爪裝模作樣的所謂運動之相關人事物<text:span text:style-name="T3">,</text:span>我的感想只有一個字<text:span text:style-name="T3">,</text:span>哪個字<text:span text:style-name="T3">? </text:span>當然不是幹啦<text:span text:style-name="T3">,</text:span>是髒<text:span text:style-name="T3">. </text:span>對之我有一種很深的厭惡和輕視<text:span text:style-name="T3">,</text:span>不但蠢<text:span text:style-name="T3">,</text:span>而且陰暗窩囊<text:span text:style-name="T3">,</text:span>品性很差<text:span text:style-name="T3">,</text:span>純粹就是一些髒東西<text:span text:style-name="T3">. </text:span>當然<text:span text:style-name="T3">,</text:span>這類人事物通常都發光發亮<text:span text:style-name="T3">,</text:span>很流行<text:span text:style-name="T3">,</text:span>很紅<text:span text:style-name="T3">,</text:span>但再怎麼紅也一樣沒出息<text:span text:style-name="T3">.</text:span></text:p>
      <text:p text:style-name="P1"><text:span text:style-name="T1">鄭啟承</text:span><text:s/>  |  2013.02.04 09:46   |   <text:a xlink:type="simple" xlink:href="http://palinfo.habago.org/Entry?Command=Information_PrintForum&amp;iPage=485#FORUM31769"><text:span text:style-name="T2">#</text:span></text:a></text:p>
      <text:p text:style-name="P3">英文補充教學：<text:span text:style-name="T3">MIT </text:span>是麻省理工學院，不是<text:span text:style-name="T3"><text:s/>Made in Taiwan</text:span>，請各位勇敢的台灣郎不要搞錯了喔<text:span text:style-name="T3">!</text:span></text:p>
      <text:p text:style-name="P1"><text:span text:style-name="T1">鄭啟承</text:span><text:s/>  |  2013.02.04 09:37   |   <text:a xlink:type="simple" xlink:href="http://palinfo.habago.org/Entry?Command=Information_PrintForum&amp;iPage=485#FORUM31768"><text:span text:style-name="T2">#</text:span></text:a></text:p>
      <text:p text:style-name="P2">真是台灣之光<text:span text:style-name="T3">! </text:span>前陣子有張照片，<text:span text:style-name="T3">Chomsky </text:span>拿了個牌子，上頭是勇敢的台灣郎寫的一堆什麼反媒體壟斷碗糕的，被很勇敢的台灣人到處瘋狂轉貼。我是不熟<text:span text:style-name="T3"><text:s/>Chomsky</text:span>，但依我對這個人的淺薄理解，我第一瞬間的直覺就是他被設計了，我和我太太說<text:span text:style-name="T3"><text:s/>Chomsky </text:span>一定是被騙了，否則以他的為人怎麼可能拿這樣一張蠢到爆的牌子讓人拍照，我說不信我們看著辦，絕對會被戳破。<text:span text:style-name="T3"><text:line-break/><text:line-break/></text:span>但台灣人顯然引以為榮，連大名鼎鼎的<text:span text:style-name="T3"><text:s/>Chomsky </text:span>都挺我們勇敢的台灣人耶<text:span text:style-name="T3">! </text:span>衝啊<text:span text:style-name="T3">!<text:line-break/><text:line-break/></text:span>果不其然，<text:span text:style-name="T3">Chomsky </text:span>後來說他被誤導了，說那是一個勇敢的台灣女青年叫他拍的，但他不懂中文，所以不知道那牌子上是寫些什麼，特別是如果他知道上面有反中國的字眼，他絕不會拿著讓人拍照。他說他確實反對媒體壟斷，但他並不反中或親中，他說那是台灣人自己的事。他說有很多人想要利用他的名聲來推銷自己的私貨，而如果以後還有台灣人要他拿什麼牌子拍照，他大概會找一個<text:span text:style-name="T3"><text:s/>MIT </text:span>懂中文的學生來幫他看看，然後再做決定。<text:span text:style-name="T3">Chomsky </text:span>還很無奈地說，如果有人存心要利用你，那你也是防不勝防。<text:span text:style-name="T3"><text:line-break/><text:line-break/></text:span>此話一出，我真替咱台灣人感到羞愧，但勇敢的台灣郎們不但沒有立刻認錯，反而馬上翻臉，把報導這則消息的中天新聞用各種難聽的話辱罵，把原先捧到天上的<text:span text:style-name="T3"><text:s/>Chomsky </text:span>踩在地下羞辱，說他不反中就是背叛了偉大的台灣郎<text:span text:style-name="T3"><text:s/></text:span>。<text:span text:style-name="T3"><text:line-break/><text:line-break/></text:span>各位看看這是不是台灣之光<text:span text:style-name="T3">!? </text:span>有這樣一種卑劣的民族性，難怪從來就沒有人真心敬重我們，我們落到今日的田地能怪誰呢<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